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" manifest:media-type="application/vnd.sun.star.oleobject"/>
  <manifest:file-entry manifest:full-path="Object 39" manifest:media-type="application/vnd.sun.star.oleobject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" manifest:media-type="application/vnd.sun.star.oleobject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" manifest:media-type="application/vnd.sun.star.oleobject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7" manifest:media-type="application/vnd.sun.star.oleobject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8" manifest:media-type="application/vnd.sun.star.oleobject"/>
  <manifest:file-entry manifest:full-path="Object 29" manifest:media-type="application/vnd.sun.star.oleobjec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layout-cache" manifest:media-type="application/binary"/>
  <manifest:file-entry manifest:full-path="Object 38" manifest:media-type="application/vnd.sun.star.oleobject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" manifest:media-type="application/vnd.sun.star.oleobject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7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39" manifest:media-type=""/>
  <manifest:file-entry manifest:full-path="ObjectReplacements/Object 3" manifest:media-type=""/>
  <manifest:file-entry manifest:full-path="ObjectReplacements/Object 8" manifest:media-type=""/>
  <manifest:file-entry manifest:full-path="ObjectReplacements/Object 4" manifest:media-type=""/>
  <manifest:file-entry manifest:full-path="ObjectReplacements/Object 16" manifest:media-type=""/>
  <manifest:file-entry manifest:full-path="ObjectReplacements/Object 5" manifest:media-type=""/>
  <manifest:file-entry manifest:full-path="ObjectReplacements/Object 17" manifest:media-type=""/>
  <manifest:file-entry manifest:full-path="ObjectReplacements/Object 15" manifest:media-type=""/>
  <manifest:file-entry manifest:full-path="ObjectReplacements/Object 7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21" manifest:media-type=""/>
  <manifest:file-entry manifest:full-path="ObjectReplacements/Object 25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8" manifest:media-type=""/>
  <manifest:file-entry manifest:full-path="ObjectReplacements/Object 30" manifest:media-type=""/>
  <manifest:file-entry manifest:full-path="ObjectReplacements/Object 23" manifest:media-type=""/>
  <manifest:file-entry manifest:full-path="ObjectReplacements/Object 19" manifest:media-type=""/>
  <manifest:file-entry manifest:full-path="ObjectReplacements/Object 22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0" manifest:media-type=""/>
  <manifest:file-entry manifest:full-path="ObjectReplacements/Object 34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10" manifest:media-type=""/>
  <manifest:file-entry manifest:full-path="ObjectReplacements/Object 33" manifest:media-type=""/>
  <manifest:file-entry manifest:full-path="ObjectReplacements/Object 36" manifest:media-type=""/>
  <manifest:file-entry manifest:full-path="ObjectReplacements/Object 35" manifest:media-type=""/>
  <manifest:file-entry manifest:full-path="ObjectReplacements/Object 31" manifest:media-type=""/>
  <manifest:file-entry manifest:full-path="ObjectReplacements/Object 38" manifest:media-type=""/>
  <manifest:file-entry manifest:full-path="ObjectReplacements/Object 24" manifest:media-type="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c7850"/>
    </style:style>
    <style:style style:name="P2" style:family="paragraph" style:parent-style-name="Heading_20_2">
      <style:text-properties officeooo:paragraph-rsid="000c7850"/>
    </style:style>
    <style:style style:name="P3" style:family="paragraph" style:parent-style-name="Standard">
      <style:text-properties fo:font-style="italic" officeooo:paragraph-rsid="000c7850" style:font-style-asian="italic"/>
    </style:style>
    <style:style style:name="P4" style:family="paragraph" style:parent-style-name="Standard" style:list-style-name="WW8Num14">
      <style:text-properties officeooo:paragraph-rsid="000c7850"/>
    </style:style>
    <style:style style:name="P5" style:family="paragraph" style:parent-style-name="Standard">
      <style:text-properties officeooo:paragraph-rsid="000c7850"/>
    </style:style>
    <style:style style:name="P6" style:family="paragraph" style:parent-style-name="Standard">
      <style:paragraph-properties fo:margin-top="0.212cm" fo:margin-bottom="0cm" loext:contextual-spacing="false"/>
      <style:text-properties officeooo:paragraph-rsid="000c7850"/>
    </style:style>
    <style:style style:name="P7" style:family="paragraph" style:parent-style-name="Standard">
      <style:paragraph-properties fo:margin-top="0.423cm" fo:margin-bottom="0cm" loext:contextual-spacing="false"/>
      <style:text-properties officeooo:paragraph-rsid="000c7850"/>
    </style:style>
    <style:style style:name="P8" style:family="paragraph" style:parent-style-name="Standard">
      <style:paragraph-properties fo:margin-top="0.212cm" fo:margin-bottom="0.212cm" loext:contextual-spacing="false"/>
      <style:text-properties officeooo:paragraph-rsid="000c785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-asian="Verdana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text-underline-style="solid" style:text-underline-width="auto" style:text-underline-color="font-color" style:font-style-asian="italic"/>
    </style:style>
    <style:style style:name="T5" style:family="text">
      <style:text-properties fo:font-style="italic" style:font-name-asian="Verdana" style:font-style-asian="italic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text-underline-style="solid" style:text-underline-width="auto" style:text-underline-color="font-color" style:font-style-asian="italic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style:font-name="Symbol"/>
    </style:style>
    <style:style style:name="T10" style:family="text">
      <style:text-properties style:font-name="Symbol" fo:font-style="italic" style:font-style-asian="italic"/>
    </style:style>
    <style:style style:name="T11" style:family="text">
      <style:text-properties style:font-name="Symbol" fo:language="en" fo:country="US" fo:font-style="italic" style:font-style-asian="italic"/>
    </style:style>
    <style:style style:name="T12" style:family="text">
      <style:text-properties fo:font-weight="bold" style:font-weight-asian="bold"/>
    </style:style>
    <style:style style:name="T13" style:family="text">
      <style:text-properties fo:color="#000000" fo:language="en" fo:country="US" fo:font-style="italic" style:font-style-asian="italic"/>
    </style:style>
    <style:style style:name="T14" style:family="text">
      <style:text-properties fo:color="#000000" fo:language="ru" fo:country="RU"/>
    </style:style>
    <style:style style:name="T15" style:family="text">
      <style:text-properties fo:language="ru" fo:country="RU"/>
    </style:style>
    <style:style style:name="T16" style:family="text">
      <style:text-properties style:text-position="sub 58%" fo:language="en" fo:country="US" fo:font-style="italic" style:font-style-asian="italic"/>
    </style:style>
    <style:style style:name="fr1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2" style:family="graphic" style:parent-style-name="OLE">
      <style:graphic-properties fo:margin-left="0cm" fo:margin-right="0cm" style:vertical-pos="middle" style:vertical-rel="text" fo:padding="0.002cm" fo:border="none" draw:ole-draw-aspect="1" draw:visible-area-width="9.172cm" draw:visible-area-height="1.729cm"/>
    </style:style>
    <style:style style:name="fr3" style:family="graphic" style:parent-style-name="OLE">
      <style:graphic-properties fo:margin-left="0cm" fo:margin-right="0cm" style:vertical-pos="middle" style:vertical-rel="text" fo:padding="0.002cm" fo:border="none" draw:ole-draw-aspect="1" draw:visible-area-width="16.439cm" draw:visible-area-height="1.376cm"/>
    </style:style>
    <style:style style:name="fr4" style:family="graphic" style:parent-style-name="OLE">
      <style:graphic-properties fo:margin-left="0cm" fo:margin-right="0cm" style:vertical-pos="middle" style:vertical-rel="text" fo:padding="0.002cm" fo:border="none" draw:ole-draw-aspect="1" draw:visible-area-width="5.292cm" draw:visible-area-height="1.341cm"/>
    </style:style>
    <style:style style:name="fr5" style:family="graphic" style:parent-style-name="OLE">
      <style:graphic-properties fo:margin-left="0cm" fo:margin-right="0cm" style:vertical-pos="top" style:vertical-rel="baseline" fo:padding="0.002cm" fo:border="none" draw:ole-draw-aspect="1" draw:visible-area-width="5.079cm" draw:visible-area-height="3.229cm"/>
    </style:style>
    <style:style style:name="fr6" style:family="graphic" style:parent-style-name="OLE">
      <style:graphic-properties fo:margin-left="0cm" fo:margin-right="0cm" style:vertical-pos="top" style:vertical-rel="baseline" fo:padding="0.002cm" fo:border="none" draw:ole-draw-aspect="1" draw:visible-area-width="7.619cm" draw:visible-area-height="1.96cm"/>
    </style:style>
    <style:style style:name="fr7" style:family="graphic" style:parent-style-name="OLE">
      <style:graphic-properties fo:margin-left="0cm" fo:margin-right="0cm" style:vertical-pos="middle" style:vertical-rel="text" fo:padding="0.002cm" fo:border="none" draw:ole-draw-aspect="1" draw:visible-area-width="5.927cm" draw:visible-area-height="1.905cm"/>
    </style:style>
    <style:style style:name="fr8" style:family="graphic" style:parent-style-name="OLE">
      <style:graphic-properties fo:margin-left="0cm" fo:margin-right="0cm" style:vertical-pos="middle" style:vertical-rel="text" fo:padding="0.002cm" fo:border="none" draw:ole-draw-aspect="1" draw:visible-area-width="14.605cm" draw:visible-area-height="1.834cm"/>
    </style:style>
    <style:style style:name="fr9" style:family="graphic" style:parent-style-name="OLE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 draw:visible-area-width="5.079cm" draw:visible-area-height="3.229cm"/>
    </style:style>
    <style:style style:name="fr10" style:family="graphic" style:parent-style-name="OLE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 draw:visible-area-width="7.619cm" draw:visible-area-height="1.96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Построение разностных схем методом разложения в ряд Тейлора интегро-интерполяционным методом (методом конечных объемов).</text:h>
      <text:h text:style-name="P2" text:outline-level="2">Аппроксимация дифференциальных выражений</text:h>
      <text:p text:style-name="P5"><text:span text:style-name="T1">Суть метода</text:span>: получать разностные выражения для производных (различного порядка) в узловых точках в виде линейной комбинации значений искомой величины в соседних узловых точках.</text:p>
      <text:p text:style-name="P6">Например:</text:p>
      <text:p text:style-name="P5"><text:span text:style-name="T2"><text:s/></text:span><draw:frame draw:style-name="fr1" draw:name="Объект439" text:anchor-type="as-char" svg:width="7.251cm" svg:height="1.316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3">(аппроксимация 2-го порядка для производной 1-го порядка)</text:p>
      <text:p text:style-name="P6"><draw:frame draw:style-name="fr1" draw:name="Объект440" text:anchor-type="as-char" svg:width="9.402cm" svg:height="1.27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3">(аппроксимация 4-го порядка для производной 1-го порядка)</text:p>
      <text:p text:style-name="P7">Далее покажем, как находить подобные соотношения.</text:p>
      <text:p text:style-name="P5"><text:span text:style-name="T1">Запишем ряд Тейлора для величины </text:span><text:span text:style-name="T7">T</text:span><text:span text:style-name="T4">(</text:span><text:span text:style-name="T7">t</text:span><text:span text:style-name="T4">,</text:span><text:span text:style-name="T7">x</text:span><text:span text:style-name="T4">)</text:span><text:span text:style-name="T1"> в узловой точке</text:span>:</text:p>
      <text:p text:style-name="P5"><draw:frame draw:style-name="fr1" draw:name="Объект441" text:anchor-type="as-char" svg:width="9.97cm" svg:height="1.244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5">Откуда, <draw:frame draw:style-name="fr1" draw:name="Объект442" text:anchor-type="as-char" svg:width="6.361cm" svg:height="1.279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5">Получаем разностное выражение для производной первого порядка по координате (точность аппроксимации задается линейным членом <text:span text:style-name="T9"></text:span><text:span text:style-name="T8">x</text:span>): <draw:frame draw:style-name="fr1" draw:name="Объект443" text:anchor-type="as-char" svg:width="3.314cm" svg:height="1.2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 <text:span text:style-name="T12">[1]</text:span></text:p>
      <text:p text:style-name="P6">Аналогично, <draw:frame draw:style-name="fr1" draw:name="Объект444" text:anchor-type="as-char" svg:width="9.686cm" svg:height="1.244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5">Откуда, <draw:frame draw:style-name="fr1" draw:name="Объект445" text:anchor-type="as-char" svg:width="6.385cm" svg:height="1.279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5">Разностное выражение для производной первого порядка по времени (точность аппроксимации задается линейным членом <text:span text:style-name="T10"></text:span><text:span text:style-name="T8">t</text:span>): <draw:frame draw:style-name="fr1" draw:name="Объект446" text:anchor-type="as-char" svg:width="3.314cm" svg:height="1.21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 <text:span text:style-name="T12">[2]</text:span></text:p>
      <text:p text:style-name="P7"><text:span text:style-name="T1">Разностное уравнение</text:span> для исходного <draw:frame draw:style-name="fr1" draw:name="Объект447" text:anchor-type="as-char" svg:width="2.653cm" svg:height="0.998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 <text:span text:style-name="T12">[3]</text:span> при подстановке в него [1] и [2] запишется как: <draw:frame draw:style-name="fr1" draw:name="Объект448" text:anchor-type="as-char" svg:width="4.777cm" svg:height="1.155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. <text:span text:style-name="T12">[4]</text:span></text:p>
      <text:p text:style-name="P5">Как точно уравнение [4] приближает исходное уравнение [3]? Запишем,</text:p>
      <text:p text:style-name="P5"><draw:frame draw:style-name="fr1" draw:name="Объект449" text:anchor-type="as-char" svg:width="10.375cm" svg:height="1.279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5"><text:soft-page-break/><draw:frame draw:style-name="fr2" draw:name="Объект450" text:anchor-type="as-char" svg:width="9.172cm" svg:height="1.711cm" draw:z-index="12"><draw:object-ole xlink:href="./Object 13" xlink:type="simple" xlink:show="embed" xlink:actuate="onLoad"/><draw:image xlink:href="./ObjectReplacements/Object 13" xlink:type="simple" xlink:show="embed" xlink:actuate="onLoad"/><svg:desc>OLE-объект</svg:desc></draw:frame><text:span text:style-name="T2"> </text:span>(пр.ч. – погрешность аппроксимации [4])</text:p>
      <text:p text:style-name="P7">Соотношения [1] и [2] содержат в правой части линейные комбинации только по двум узловым точкам. Посмотрим, что можно получить из трехэлементной линейной комбинации. В общем виде она записывается как: <text:span text:style-name="T12">[5]</text:span></text:p>
      <text:p text:style-name="P5"><draw:frame draw:style-name="fr3" draw:name="Объект451" text:anchor-type="as-char" svg:width="16.274cm" svg:height="1.362cm" draw:z-index="13"><draw:object-ole xlink:href="./Object 14" xlink:type="simple" xlink:show="embed" xlink:actuate="onLoad"/><draw:image xlink:href="./ObjectReplacements/Object 14" xlink:type="simple" xlink:show="embed" xlink:actuate="onLoad"/><svg:desc>OLE-объект</svg:desc></draw:frame><text:span text:style-name="T2"> </text:span>(это можно получить, записав два тейлора: для <text:span text:style-name="T13">i</text:span><text:span text:style-name="T14">+1 </text:span>и <text:span text:style-name="T13">i</text:span>–<text:span text:style-name="T14">1</text:span> через <text:span text:style-name="T13">i</text:span>, <draw:frame draw:style-name="fr4" draw:name="Объект452" text:anchor-type="as-char" svg:width="5.292cm" svg:height="1.341cm" draw:z-index="14"><draw:object-ole xlink:href="./Object 15" xlink:type="simple" xlink:show="embed" xlink:actuate="onLoad"/><draw:image xlink:href="./ObjectReplacements/Object 15" xlink:type="simple" xlink:show="embed" xlink:actuate="onLoad"/><svg:desc>OLE-объект</svg:desc></draw:frame>) Получим из этого выражения <draw:frame draw:style-name="fr1" draw:name="Объект453" text:anchor-type="as-char" svg:width="1.346cm" svg:height="1.117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: <draw:frame draw:style-name="fr1" draw:name="Объект454" text:anchor-type="as-char" svg:width="2.512cm" svg:height="1.171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 <text:span text:style-name="T9"></text:span> <draw:frame draw:style-name="fr1" draw:name="Объект455" text:anchor-type="as-char" svg:width="3.117cm" svg:height="2.362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5">В результате получаем:</text:p>
      <text:p text:style-name="P5"><draw:frame draw:style-name="fr1" draw:name="Объект456" text:anchor-type="as-char" svg:width="15.388cm" svg:height="1.244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5">При различных <text:span text:style-name="T8">a</text:span> получаем:</text:p>
      <text:p text:style-name="P5"><text:span text:style-name="T8">a</text:span>=0: правосторонняя аппроксимация первого порядка</text:p>
      <text:p text:style-name="P5"><text:span text:style-name="T8">a</text:span>=-1/<text:span text:style-name="T10"></text:span><text:span text:style-name="T8">x</text:span>: левосторонняя аппроксимация первого порядка</text:p>
      <text:p text:style-name="P5"><text:span text:style-name="T8">a</text:span>=-2/<text:span text:style-name="T10"></text:span><text:span text:style-name="T8">x</text:span>: центральная аппроксимация второго порядка</text:p>
      <text:p text:style-name="P5"><text:span text:style-name="T1">Из соотношения [5] находится и разностное представление</text:span> <draw:frame draw:style-name="fr1" draw:name="Объект457" text:anchor-type="as-char" svg:width="1.489cm" svg:height="1.244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: </text:p>
      <text:p text:style-name="P5"><draw:frame draw:style-name="fr1" draw:name="Объект458" text:anchor-type="as-char" svg:width="2.715cm" svg:height="3.318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2"> </text:span><text:span text:style-name="T9"></text:span><text:span text:style-name="T2"> </text:span><draw:frame draw:style-name="fr1" draw:name="Объект459" text:anchor-type="as-char" svg:width="2.404cm" svg:height="3.702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5">В результате получаем:</text:p>
      <text:p text:style-name="P5"><draw:frame draw:style-name="fr1" draw:name="Объект460" text:anchor-type="as-char" svg:width="7.849cm" svg:height="1.279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7">Аналогично можно получить следующие аппроксимационные выражения:</text:p>
      <text:p text:style-name="P5"><draw:frame draw:style-name="fr1" draw:name="Объект461" text:anchor-type="as-char" svg:width="7.992cm" svg:height="1.279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3">(несимметричная разность для 1-й производной, аппроксимация 2-го порядка, используется для аппроксимации граничных условий)</text:p>
      <text:p text:style-name="P6"><draw:frame draw:style-name="fr1" draw:name="Объект462" text:anchor-type="as-char" svg:width="11.437cm" svg:height="1.279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3"><text:soft-page-break/>(симметричная разность для 2-й производной, аппроксимация 4-го порядка)</text:p>
      <text:p text:style-name="P5"><text:span text:style-name="T1">Недостатки метода</text:span>:</text:p>
      <text:list xml:id="list4895255648231820973" text:style-name="WW8Num14">
        <text:list-item>
          <text:p text:style-name="P4">Часто не выполняются законы сохранения в интегральной форме.</text:p>
        </text:list-item>
        <text:list-item>
          <text:p text:style-name="P4">Сетка аппроксимации плохо годится для аппроксимации объектов (областей) со сложной формой.</text:p>
        </text:list-item>
      </text:list>
      <text:h text:style-name="P2" text:outline-level="2"><draw:frame draw:style-name="fr9" draw:name="Объект463" text:anchor-type="char" svg:x="11.716cm" svg:y="0.732cm" svg:width="5.08cm" svg:height="3.228cm" draw:z-index="37"><draw:object-ole xlink:href="./Object 38" xlink:type="simple" xlink:show="embed" xlink:actuate="onLoad"/><draw:image xlink:href="./ObjectReplacements/Object 38" xlink:type="simple" xlink:show="embed" xlink:actuate="onLoad"/><svg:desc>OLE-объект</svg:desc></draw:frame>Интегро-интерполяционный метод (метод конечных объемов)</text:h>
      <text:p text:style-name="P5"><draw:frame draw:style-name="fr5" draw:name="Объект464" text:anchor-type="as-char" svg:width="5.078cm" svg:height="3.23cm" draw:z-index="25"><draw:object-ole xlink:href="./Object 26" xlink:type="simple" xlink:show="embed" xlink:actuate="onLoad"/><draw:image xlink:href="./ObjectReplacements/Object 26" xlink:type="simple" xlink:show="embed" xlink:actuate="onLoad"/><svg:desc>OLE-объект</svg:desc></draw:frame><text:span text:style-name="T2"> </text:span><draw:frame draw:style-name="fr6" draw:name="Объект465" text:anchor-type="as-char" svg:width="7.618cm" svg:height="1.96cm" draw:z-index="26"><draw:object-ole xlink:href="./Object 27" xlink:type="simple" xlink:show="embed" xlink:actuate="onLoad"/><draw:image xlink:href="./ObjectReplacements/Object 27" xlink:type="simple" xlink:show="embed" xlink:actuate="onLoad"/><svg:desc>OLE-объект</svg:desc></draw:frame></text:p>
      <text:p text:style-name="P5">Метод использует законы сохранения для отдельных ячеек.</text:p>
      <text:p text:style-name="P5">Покажем работу метода в одномерном случае (получение до боли знакомого всем уравнения теплопроводности).</text:p>
      <text:p text:style-name="P5"><draw:frame draw:style-name="fr10" draw:name="Объект466" text:anchor-type="char" svg:x="0cm" svg:y="0cm" svg:width="7.62cm" svg:height="1.958cm" draw:z-index="38"><draw:object-ole xlink:href="./Object 39" xlink:type="simple" xlink:show="embed" xlink:actuate="onLoad"/><draw:image xlink:href="./ObjectReplacements/Object 39" xlink:type="simple" xlink:show="embed" xlink:actuate="onLoad"/><svg:desc>OLE-объект</svg:desc></draw:frame>Запишем закон изменения энергии для ячейки [<text:span text:style-name="T6">i</text:span>-1/2,<text:span text:style-name="T6">i</text:span>+1/2] за время <text:span text:style-name="T10"></text:span><text:span text:style-name="T8">t</text:span>: </text:p>
      <text:p text:style-name="P5"><text:span text:style-name="T6"><draw:frame draw:style-name="fr7" draw:name="Объект467" text:anchor-type="as-char" svg:width="5.927cm" svg:height="1.905cm" draw:z-index="27"><draw:object-ole xlink:href="./Object 28" xlink:type="simple" xlink:show="embed" xlink:actuate="onLoad"/><draw:image xlink:href="./ObjectReplacements/Object 28" xlink:type="simple" xlink:show="embed" xlink:actuate="onLoad"/><svg:desc>OLE-объект</svg:desc></draw:frame></text:span><text:span text:style-name="T2"> </text:span><text:span text:style-name="T6"><draw:frame draw:style-name="fr8" draw:name="Объект468" text:anchor-type="as-char" svg:width="14.605cm" svg:height="1.815cm" draw:z-index="28"><draw:object-ole xlink:href="./Object 29" xlink:type="simple" xlink:show="embed" xlink:actuate="onLoad"/><draw:image xlink:href="./ObjectReplacements/Object 29" xlink:type="simple" xlink:show="embed" xlink:actuate="onLoad"/><svg:desc>OLE-объект</svg:desc></draw:frame></text:span>, где<text:span text:style-name="T5"> </text:span><text:span text:style-name="T8">u</text:span> – скорость конвекции теплоты, <text:span text:style-name="T8">S</text:span> – площадь поперечного сечения.</text:p>
      <text:p text:style-name="P6">Пусть <text:span text:style-name="T8">S</text:span>=<text:span text:style-name="T6">const</text:span>. При малых <text:span text:style-name="T11"></text:span><text:span text:style-name="T8">x</text:span> и <text:span text:style-name="T11"></text:span><text:span text:style-name="T8">t</text:span>, к интегралам можно применить 1-ю теорему об интегральном среднем:</text:p>
      <text:p text:style-name="P8"><draw:frame draw:style-name="fr1" draw:name="Объект469" text:anchor-type="as-char" svg:width="16.492cm" svg:height="1.018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5">Делим на <text:span text:style-name="T11"></text:span><text:span text:style-name="T8">t</text:span><text:span text:style-name="T11"></text:span><text:span text:style-name="T8">x</text:span>: <draw:frame draw:style-name="fr1" draw:name="Объект470" text:anchor-type="as-char" svg:width="11.067cm" svg:height="1.547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5">Рассматриваем случай <text:span text:style-name="T10"></text:span>=<text:span text:style-name="T6">const</text:span>, <text:span text:style-name="T8">C</text:span><text:span text:style-name="T16">p</text:span>=<text:span text:style-name="T6">const</text:span>, <text:span text:style-name="T10"></text:span>=<text:span text:style-name="T6">const</text:span>, <text:span text:style-name="T8">u</text:span>=<text:span text:style-name="T6">const</text:span>. Используем закон Фурье: <draw:frame draw:style-name="fr1" draw:name="Объект471" text:anchor-type="as-char" svg:width="2.203cm" svg:height="0.998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.</text:p>
      <text:p text:style-name="P5"><draw:frame draw:style-name="fr1" draw:name="Объект472" text:anchor-type="as-char" svg:width="4.482cm" svg:height="1.279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text:tab/><draw:frame draw:style-name="fr1" draw:name="Объект473" text:anchor-type="as-char" svg:width="4.611cm" svg:height="1.279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, <text:soft-page-break/><draw:frame draw:style-name="fr1" draw:name="Объект474" text:anchor-type="as-char" svg:width="9.89cm" svg:height="1.718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5">Итак, получаем следующее разностное уравнение: <draw:frame draw:style-name="fr1" draw:name="Объект475" text:anchor-type="as-char" svg:width="9.229cm" svg:height="1.605cm" draw:z-index="35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5">Считаем, что <draw:frame draw:style-name="fr1" draw:name="Объект476" text:anchor-type="as-char" svg:width="2.919cm" svg:height="1.242cm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.</text:p>
      <text:p text:style-name="P5">Поздравляю с конечным результатом: <draw:frame draw:style-name="fr1" draw:name="Объект477" text:anchor-type="as-char" svg:width="8.878cm" svg:height="1.26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2" style:display-name="Numbering 2" style:family="paragraph" style:parent-style-name="Standard" style:class="list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Heading_20_1" style:display-name="Heading 1" style:family="paragraph" style:parent-style-name="Numbering_20_2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ourier New" fo:font-family="'Courier New'" style:font-family-generic="modern" fo:font-size="11pt" fo:font-weight="bold" style:letter-kerning="true" style:font-size-asian="11pt" style:font-weight-asian="bold" style:font-name-complex="Courier New" style:font-family-complex="'Courier New'" style:font-family-generic-complex="modern"/>
    </style:style>
    <style:style style:name="Продолжение_20_списка" style:display-name="Продолжение списка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</style:style>
    <style:style style:name="Heading_20_2" style:display-name="Heading 2" style:family="paragraph" style:parent-style-name="Продолжение_20_списка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ourier New" fo:font-family="'Courier New'" style:font-family-generic="modern" fo:font-style="italic" fo:font-weight="bold" style:font-style-asian="italic" style:font-weight-asian="bold" style:font-name-complex="Courier New" style:font-family-complex="'Courier New'" style:font-family-generic-complex="modern"/>
    </style:style>
    <style:style style:name="WW8Num14z0" style:family="text">
      <style:text-properties style:font-name-complex="Times New Roman" style:font-family-complex="'Times New Roman'" style:font-family-generic-complex="roman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0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8:23:24.094533746</meta:creation-date>
    <dc:date>2015-06-03T18:24:20.882594512</dc:date>
    <meta:editing-duration>PT56S</meta:editing-duration>
    <meta:editing-cycles>1</meta:editing-cycles>
    <meta:document-statistic meta:table-count="0" meta:image-count="0" meta:object-count="39" meta:page-count="4" meta:paragraph-count="54" meta:word-count="368" meta:character-count="2719" meta:non-whitespace-character-count="2388"/>
    <meta:generator>LibreOffice/4.4.3.2$Linux_X86_64 LibreOffice_project/40m0$Build-2</meta:generator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frac>
              <mrow>
                <msubsup>
                  <mi>T</mi>
                  <mstyle mathsize="8pt">
                    <mi>i</mi>
                  </mstyle>
                  <mstyle mathsize="8pt">
                    <mrow>
                      <mi>n</mi>
                      <mo stretchy="false">+</mo>
                      <mn>1</mn>
                    </mrow>
                  </mstyle>
                </msubsup>
                <mo stretchy="false">−</mo>
                <msubsup>
                  <mi>T</mi>
                  <mstyle mathsize="8pt">
                    <mi>i</mi>
                  </mstyle>
                  <mstyle mathsize="8pt">
                    <mi>n</mi>
                  </mstyle>
                </msubsup>
              </mrow>
              <mi mathvariant="italic">Δt</mi>
            </mfrac>
            <mo stretchy="false">=</mo>
            <mrow>
              <mo stretchy="false">−</mo>
              <mi>u</mi>
            </mrow>
          </mrow>
          <mrow>
            <mfrac>
              <mrow>
                <msubsup>
                  <mi>T</mi>
                  <mstyle mathsize="8pt">
                    <mrow>
                      <mi>i</mi>
                      <mo stretchy="false">+</mo>
                      <mn>1</mn>
                    </mrow>
                  </mstyle>
                  <mstyle mathsize="8pt">
                    <mi>n</mi>
                  </mstyle>
                </msubsup>
                <mo stretchy="false">−</mo>
                <msubsup>
                  <mi>T</mi>
                  <mstyle mathsize="8pt">
                    <mrow>
                      <mi>i</mi>
                      <mo stretchy="false">−</mo>
                      <mn>1</mn>
                    </mrow>
                  </mstyle>
                  <mstyle mathsize="8pt">
                    <mi>n</mi>
                  </mstyle>
                </msubsup>
              </mrow>
              <mrow>
                <mn>2</mn>
                <mi mathvariant="italic">Δx</mi>
              </mrow>
            </mfrac>
            <mo stretchy="false">+</mo>
            <mi>ϑ</mi>
          </mrow>
          <mrow>
            <mfrac>
              <mrow>
                <mrow>
                  <msubsup>
                    <mi>T</mi>
                    <mstyle mathsize="8pt">
                      <mrow>
                        <mi>i</mi>
                        <mo stretchy="false">−</mo>
                        <mn>1</mn>
                      </mrow>
                    </mstyle>
                    <mstyle mathsize="8pt">
                      <mi>n</mi>
                    </mstyle>
                  </msubsup>
                  <mo stretchy="false">−</mo>
                  <mn>2</mn>
                </mrow>
                <mrow>
                  <msubsup>
                    <mi>T</mi>
                    <mstyle mathsize="8pt">
                      <mi>i</mi>
                    </mstyle>
                    <mstyle mathsize="8pt">
                      <mi>n</mi>
                    </mstyle>
                  </msubsup>
                  <mo stretchy="false">+</mo>
                  <msubsup>
                    <mi>T</mi>
                    <mstyle mathsize="8pt">
                      <mrow>
                        <mi>i</mi>
                        <mo stretchy="false">+</mo>
                        <mn>1</mn>
                      </mrow>
                    </mstyle>
                    <mstyle mathsize="8pt">
                      <mi>n</mi>
                    </mstyle>
                  </msubsup>
                </mrow>
              </mrow>
              <msup>
                <mrow>
                  <mo fence="true" stretchy="true">(</mo>
                  <mrow>
                    <mi mathvariant="italic">Δx</mi>
                  </mrow>
                  <mo fence="true" stretchy="true">)</mo>
                </mrow>
                <mstyle mathsize="8pt">
                  <mn>2</mn>
                </mstyle>
              </msup>
            </mfrac>
            <mo stretchy="false">+</mo>
            <msubsup>
              <mi>Q</mi>
              <mstyle mathsize="8pt">
                <mi>i</mi>
              </mstyle>
              <mstyle mathsize="8pt">
                <mi>n</mi>
              </mstyle>
            </msubsup>
          </mrow>
        </mrow>
      </mstyle>
      <mrow/>
    </mrow>
    <annotation encoding="StarMath 5.0"> size 12{ {  {T rSub { size 8{i} }  rSup { size 8{n+1} }  - T rSub { size 8{i} }  rSup { size 8{n} } }  over  {Δt} } = - u {  {T rSub { size 8{i+1} }  rSup { size 8{n} }  - T rSub { size 8{i - 1} }  rSup { size 8{n} } }  over  {2Δx} } +ϑ {  {T rSub { size 8{i - 1} }  rSup { size 8{n} }  - 2T rSub { size 8{i} }  rSup { size 8{n} } +T rSub { size 8{i+1} }  rSup { size 8{n} } }  over  { left (Δx right ) rSup { size 8{2} } } } +Q rSub { size 8{i} }  rSup { size 8{n} } } {}</annotation>
  </semantics>
</math>
</file>

<file path=Object 10/content.xml><?xml version="1.0" encoding="utf-8"?>
<math xmlns="http://www.w3.org/1998/Math/MathML" display="block">
  <semantics>
    <mrow>
      <mstyle mathsize="12pt">
        <mrow>
          <mrow>
            <mfrac>
              <mrow>
                <mo stretchy="false">∂</mo>
                <mi>T</mi>
              </mrow>
              <mrow>
                <mo stretchy="false">∂</mo>
                <mi>t</mi>
              </mrow>
            </mfrac>
            <mo stretchy="false">+</mo>
            <mi>u</mi>
          </mrow>
          <mrow>
            <mfrac>
              <mrow>
                <mo stretchy="false">∂</mo>
                <mi>T</mi>
              </mrow>
              <mrow>
                <mo stretchy="false">∂</mo>
                <mi>x</mi>
              </mrow>
            </mfrac>
            <mo stretchy="false">=</mo>
            <mn>0</mn>
          </mrow>
        </mrow>
      </mstyle>
      <mrow/>
    </mrow>
    <annotation encoding="StarMath 5.0"> size 12{ {  { partial T}  over  { partial t} } +u {  { partial T}  over  { partial x} } =0} {}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frac>
              <mrow>
                <msubsup>
                  <mover accent="true">
                    <mi>T</mi>
                    <mo stretchy="false">~</mo>
                  </mover>
                  <mstyle mathsize="8pt">
                    <mi>i</mi>
                  </mstyle>
                  <mstyle mathsize="8pt">
                    <mrow>
                      <mi>n</mi>
                      <mo stretchy="false">+</mo>
                      <mn>1</mn>
                    </mrow>
                  </mstyle>
                </msubsup>
                <mo stretchy="false">−</mo>
                <msubsup>
                  <mover accent="true">
                    <mi>T</mi>
                    <mo stretchy="false">~</mo>
                  </mover>
                  <mstyle mathsize="8pt">
                    <mi>i</mi>
                  </mstyle>
                  <mstyle mathsize="8pt">
                    <mi>n</mi>
                  </mstyle>
                </msubsup>
              </mrow>
              <mi mathvariant="italic">Δt</mi>
            </mfrac>
            <mo stretchy="false">+</mo>
            <msubsup>
              <mi>u</mi>
              <mstyle mathsize="8pt">
                <mi>i</mi>
              </mstyle>
              <mstyle mathsize="8pt">
                <mi>n</mi>
              </mstyle>
            </msubsup>
          </mrow>
          <mrow>
            <mfrac>
              <mrow>
                <msubsup>
                  <mover accent="true">
                    <mi>T</mi>
                    <mo stretchy="false">~</mo>
                  </mover>
                  <mstyle mathsize="8pt">
                    <mi>i</mi>
                  </mstyle>
                  <mstyle mathsize="8pt">
                    <mi>n</mi>
                  </mstyle>
                </msubsup>
                <mo stretchy="false">−</mo>
                <msubsup>
                  <mover accent="true">
                    <mi>T</mi>
                    <mo stretchy="false">~</mo>
                  </mover>
                  <mstyle mathsize="8pt">
                    <mrow>
                      <mi>i</mi>
                      <mo stretchy="false">−</mo>
                      <mn>1</mn>
                    </mrow>
                  </mstyle>
                  <mstyle mathsize="8pt">
                    <mi>n</mi>
                  </mstyle>
                </msubsup>
              </mrow>
              <mi mathvariant="italic">Δx</mi>
            </mfrac>
            <mo stretchy="false">=</mo>
            <mn>0</mn>
          </mrow>
        </mrow>
      </mstyle>
      <mrow/>
    </mrow>
    <annotation encoding="StarMath 5.0"> size 12{ {  { { tilde  {T}} rSub { size 8{i} }  rSup { size 8{n+1} }  -  { tilde  {T}} rSub { size 8{i} }  rSup { size 8{n} } }  over  {Δt} } +u rSub { size 8{i} }  rSup { size 8{n} }  {  { { tilde  {T}} rSub { size 8{i} }  rSup { size 8{n} }  -  { tilde  {T}} rSub { size 8{i - 1} }  rSup { size 8{n} } }  over  {Δx} } =0} {}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frac>
              <mrow>
                <msubsup>
                  <mover accent="true">
                    <mi>T</mi>
                    <mo stretchy="false">~</mo>
                  </mover>
                  <mstyle mathsize="8pt">
                    <mi>i</mi>
                  </mstyle>
                  <mstyle mathsize="8pt">
                    <mrow>
                      <mi>n</mi>
                      <mo stretchy="false">+</mo>
                      <mn>1</mn>
                    </mrow>
                  </mstyle>
                </msubsup>
                <mo stretchy="false">−</mo>
                <msubsup>
                  <mover accent="true">
                    <mi>T</mi>
                    <mo stretchy="false">~</mo>
                  </mover>
                  <mstyle mathsize="8pt">
                    <mi>i</mi>
                  </mstyle>
                  <mstyle mathsize="8pt">
                    <mi>n</mi>
                  </mstyle>
                </msubsup>
              </mrow>
              <mi mathvariant="italic">Δt</mi>
            </mfrac>
            <mo stretchy="false">+</mo>
            <msubsup>
              <mi>u</mi>
              <mstyle mathsize="8pt">
                <mi>i</mi>
              </mstyle>
              <mstyle mathsize="8pt">
                <mi>n</mi>
              </mstyle>
            </msubsup>
          </mrow>
          <mrow>
            <mfrac>
              <mrow>
                <msubsup>
                  <mover accent="true">
                    <mi>T</mi>
                    <mo stretchy="false">~</mo>
                  </mover>
                  <mstyle mathsize="8pt">
                    <mi>i</mi>
                  </mstyle>
                  <mstyle mathsize="8pt">
                    <mi>n</mi>
                  </mstyle>
                </msubsup>
                <mo stretchy="false">−</mo>
                <msubsup>
                  <mover accent="true">
                    <mi>T</mi>
                    <mo stretchy="false">~</mo>
                  </mover>
                  <mstyle mathsize="8pt">
                    <mrow>
                      <mi>i</mi>
                      <mo stretchy="false">−</mo>
                      <mn>1</mn>
                    </mrow>
                  </mstyle>
                  <mstyle mathsize="8pt">
                    <mi>n</mi>
                  </mstyle>
                </msubsup>
              </mrow>
              <mi mathvariant="italic">Δx</mi>
            </mfrac>
            <mo stretchy="false">−</mo>
            <mfrac>
              <mn>1</mn>
              <mn>2</mn>
            </mfrac>
          </mrow>
          <msubsup>
            <mrow>
              <mo fence="true" stretchy="true">(</mo>
              <mrow>
                <mfrac>
                  <mrow>
                    <msup>
                      <mo stretchy="false">∂</mo>
                      <mstyle mathsize="8pt">
                        <mn>2</mn>
                      </mstyle>
                    </msup>
                    <mi>T</mi>
                  </mrow>
                  <mrow>
                    <mo stretchy="false">∂</mo>
                    <msup>
                      <mi>t</mi>
                      <mstyle mathsize="8pt">
                        <mn>2</mn>
                      </mstyle>
                    </msup>
                  </mrow>
                </mfrac>
              </mrow>
              <mo fence="true" stretchy="true">)</mo>
            </mrow>
            <mstyle mathsize="8pt">
              <mi>i</mi>
            </mstyle>
            <mstyle mathsize="8pt">
              <mi>n</mi>
            </mstyle>
          </msubsup>
          <mrow>
            <mi mathvariant="italic">Δt</mi>
            <mo stretchy="false">+</mo>
            <mfrac>
              <msubsup>
                <mi>u</mi>
                <mstyle mathsize="8pt">
                  <mi>i</mi>
                </mstyle>
                <mstyle mathsize="8pt">
                  <mi>n</mi>
                </mstyle>
              </msubsup>
              <mn>2</mn>
            </mfrac>
          </mrow>
          <msubsup>
            <mrow>
              <mo fence="true" stretchy="true">(</mo>
              <mrow>
                <mfrac>
                  <mrow>
                    <msup>
                      <mo stretchy="false">∂</mo>
                      <mstyle mathsize="8pt">
                        <mn>2</mn>
                      </mstyle>
                    </msup>
                    <mi>T</mi>
                  </mrow>
                  <mrow>
                    <mo stretchy="false">∂</mo>
                    <msup>
                      <mi>x</mi>
                      <mstyle mathsize="8pt">
                        <mn>2</mn>
                      </mstyle>
                    </msup>
                  </mrow>
                </mfrac>
              </mrow>
              <mo fence="true" stretchy="true">)</mo>
            </mrow>
            <mstyle mathsize="8pt">
              <mi>i</mi>
            </mstyle>
            <mstyle mathsize="8pt">
              <mi>n</mi>
            </mstyle>
          </msubsup>
          <mrow>
            <mrow>
              <mi mathvariant="italic">Δx</mi>
              <mo stretchy="false">+</mo>
              <mo stretchy="false">…</mo>
            </mrow>
            <mo stretchy="false">=</mo>
            <mn>0</mn>
          </mrow>
        </mrow>
      </mstyle>
      <mrow/>
    </mrow>
    <annotation encoding="StarMath 5.0"> size 12{ {  { { tilde  {T}} rSub { size 8{i} }  rSup { size 8{n+1} }  -  { tilde  {T}} rSub { size 8{i} }  rSup { size 8{n} } }  over  {Δt} } +u rSub { size 8{i} }  rSup { size 8{n} }  {  { { tilde  {T}} rSub { size 8{i} }  rSup { size 8{n} }  -  { tilde  {T}} rSub { size 8{i - 1} }  rSup { size 8{n} } }  over  {Δx} }  -  {  {1}  over  {2} }  left ( {  { partial  rSup { size 8{2} } T}  over  { partial t rSup { size 8{2} } } }  right ) rSub { size 8{i} }  rSup { size 8{n} } Δt+ {  {u rSub { size 8{i} }  rSup { size 8{n} } }  over  {2} }  left ( {  { partial  rSup { size 8{2} } T}  over  { partial x rSup { size 8{2} } } }  right ) rSub { size 8{i} }  rSup { size 8{n} } Δx+ dotslow =0} {}</annotation>
  </semantics>
</math>
</file>

<file path=Object 16/content.xml><?xml version="1.0" encoding="utf-8"?>
<math xmlns="http://www.w3.org/1998/Math/MathML" display="block">
  <semantics>
    <mrow>
      <mstyle mathsize="12pt">
        <msubsup>
          <mrow>
            <mo fence="true" stretchy="true">(</mo>
            <mrow>
              <mfrac>
                <mrow>
                  <mo stretchy="false">∂</mo>
                  <mi>T</mi>
                </mrow>
                <mrow>
                  <mo stretchy="false">∂</mo>
                  <mi>x</mi>
                </mrow>
              </mfrac>
            </mrow>
            <mo fence="true" stretchy="true">)</mo>
          </mrow>
          <mstyle mathsize="8pt">
            <mi>i</mi>
          </mstyle>
          <mstyle mathsize="8pt">
            <mi>n</mi>
          </mstyle>
        </msubsup>
      </mstyle>
      <mrow/>
    </mrow>
    <annotation encoding="StarMath 5.0"> size 12{ left ( {  { partial T}  over  { partial x} }  right ) rSub { size 8{i} }  rSup { size 8{n} } } {}</annotation>
  </semantics>
</math>
</file>

<file path=Object 17/content.xml><?xml version="1.0" encoding="utf-8"?>
<math xmlns="http://www.w3.org/1998/Math/MathML" display="block">
  <semantics>
    <mrow>
      <mstyle mathsize="12pt">
        <mrow>
          <mo fence="true" stretchy="true">{</mo>
          <mrow>
            <mtable>
              <mtr>
                <mtd>
                  <mrow>
                    <mrow>
                      <mrow>
                        <mi>a</mi>
                        <mo stretchy="false">+</mo>
                        <mi>b</mi>
                        <mo stretchy="false">+</mo>
                        <mi>c</mi>
                      </mrow>
                      <mo stretchy="false">=</mo>
                      <mn>0</mn>
                    </mrow>
                    <mrow/>
                  </mrow>
                </mtd>
              </mtr>
              <mtr>
                <mtd>
                  <mrow>
                    <mi mathvariant="italic">Δx</mi>
                    <mrow>
                      <mrow>
                        <mo fence="true" stretchy="true">(</mo>
                        <mrow>
                          <mrow>
                            <mi>c</mi>
                            <mo stretchy="false">−</mo>
                            <mi>a</mi>
                          </mrow>
                        </mrow>
                        <mo fence="true" stretchy="true">)</mo>
                      </mrow>
                      <mo stretchy="false">=</mo>
                      <mn>1</mn>
                    </mrow>
                  </mrow>
                </mtd>
              </mtr>
            </mtable>
          </mrow>
        </mrow>
      </mstyle>
      <mrow/>
    </mrow>
    <annotation encoding="StarMath 5.0"> size 12{ left lbrace  matrix {
a+b+c=0 {} ##
Δx left (c - a right )=1
}  right none } {}</annotation>
  </semantics>
</math>
</file>

<file path=Object 18/content.xml><?xml version="1.0" encoding="utf-8"?>
<math xmlns="http://www.w3.org/1998/Math/MathML" display="block">
  <semantics>
    <mrow>
      <mstyle mathsize="12pt">
        <mrow>
          <mo fence="true" stretchy="true">{</mo>
          <mrow>
            <mtable>
              <mtr>
                <mtd>
                  <mrow>
                    <mrow>
                      <mi>c</mi>
                      <mo stretchy="false">=</mo>
                      <mrow>
                        <mi>a</mi>
                        <mo stretchy="false">+</mo>
                        <mfrac bevelled="true">
                          <mn>1</mn>
                          <mi mathvariant="italic">Δx</mi>
                        </mfrac>
                      </mrow>
                    </mrow>
                    <mrow/>
                  </mrow>
                </mtd>
              </mtr>
              <mtr>
                <mtd>
                  <mrow>
                    <mi>b</mi>
                    <mo stretchy="false">=</mo>
                    <mrow>
                      <mo stretchy="false">−</mo>
                      <mrow>
                        <mo fence="true" stretchy="true">(</mo>
                        <mrow>
                          <mrow>
                            <mn>2</mn>
                            <mrow>
                              <mi>a</mi>
                              <mo stretchy="false">+</mo>
                              <mfrac bevelled="true">
                                <mn>1</mn>
                                <mi mathvariant="italic">Δx</mi>
                              </mfrac>
                            </mrow>
                          </mrow>
                        </mrow>
                        <mo fence="true" stretchy="true">)</mo>
                      </mrow>
                    </mrow>
                  </mrow>
                </mtd>
              </mtr>
            </mtable>
          </mrow>
        </mrow>
      </mstyle>
      <mrow/>
    </mrow>
    <annotation encoding="StarMath 5.0"> size 12{ left lbrace  matrix {
c=a+ {1} wideslash {Δx}  {} ##
b= -  left (2a+ {1} wideslash {Δx}  right )
}  right none } {}</annotation>
  </semantics>
</math>
</file>

<file path=Object 19/content.xml><?xml version="1.0" encoding="utf-8"?>
<math xmlns="http://www.w3.org/1998/Math/MathML" display="block">
  <semantics>
    <mrow>
      <mstyle mathsize="12pt">
        <mrow>
          <mrow>
            <mstyle mathvariant="italic">
              <msubsup>
                <mtext>aT</mtext>
                <mstyle mathsize="8pt">
                  <mrow>
                    <mi>i</mi>
                    <mo stretchy="false">−</mo>
                    <mn>1</mn>
                  </mrow>
                </mstyle>
                <mstyle mathsize="8pt">
                  <mi>n</mi>
                </mstyle>
              </msubsup>
            </mstyle>
            <mo stretchy="false">−</mo>
            <mrow>
              <mo fence="true" stretchy="true">(</mo>
              <mrow>
                <mrow>
                  <mn>2</mn>
                  <mrow>
                    <mi>a</mi>
                    <mo stretchy="false">+</mo>
                    <mfrac bevelled="true">
                      <mn>1</mn>
                      <mi mathvariant="italic">Δx</mi>
                    </mfrac>
                  </mrow>
                </mrow>
              </mrow>
              <mo fence="true" stretchy="true">)</mo>
            </mrow>
          </mrow>
          <mrow>
            <msubsup>
              <mi>T</mi>
              <mstyle mathsize="8pt">
                <mi>i</mi>
              </mstyle>
              <mstyle mathsize="8pt">
                <mi>n</mi>
              </mstyle>
            </msubsup>
            <mo stretchy="false">+</mo>
            <mrow>
              <mo fence="true" stretchy="true">(</mo>
              <mrow>
                <mrow>
                  <mi>a</mi>
                  <mo stretchy="false">+</mo>
                  <mfrac bevelled="true">
                    <mn>1</mn>
                    <mi mathvariant="italic">Δx</mi>
                  </mfrac>
                </mrow>
              </mrow>
              <mo fence="true" stretchy="true">)</mo>
            </mrow>
          </mrow>
          <mrow>
            <msubsup>
              <mi>T</mi>
              <mstyle mathsize="8pt">
                <mrow>
                  <mi>i</mi>
                  <mo stretchy="false">+</mo>
                  <mn>1</mn>
                </mrow>
              </mstyle>
              <mstyle mathsize="8pt">
                <mi>n</mi>
              </mstyle>
            </msubsup>
            <mo stretchy="false">=</mo>
            <mrow>
              <msubsup>
                <mrow>
                  <mo fence="true" stretchy="true">(</mo>
                  <mrow>
                    <mfrac>
                      <mrow>
                        <mo stretchy="false">∂</mo>
                        <mi>T</mi>
                      </mrow>
                      <mrow>
                        <mo stretchy="false">∂</mo>
                        <mi>x</mi>
                      </mrow>
                    </mfrac>
                  </mrow>
                  <mo fence="true" stretchy="true">)</mo>
                </mrow>
                <mstyle mathsize="8pt">
                  <mi>i</mi>
                </mstyle>
                <mstyle mathsize="8pt">
                  <mi>n</mi>
                </mstyle>
              </msubsup>
              <mo stretchy="false">+</mo>
              <mrow>
                <mo fence="true" stretchy="true">(</mo>
                <mrow>
                  <mrow>
                    <mn>2</mn>
                    <mrow>
                      <mi>a</mi>
                      <mo stretchy="false">+</mo>
                      <mfrac bevelled="true">
                        <mn>1</mn>
                        <mi mathvariant="italic">Δx</mi>
                      </mfrac>
                    </mrow>
                  </mrow>
                </mrow>
                <mo fence="true" stretchy="true">)</mo>
              </mrow>
            </mrow>
          </mrow>
          <mfrac>
            <msup>
              <mrow>
                <mo fence="true" stretchy="true">(</mo>
                <mrow>
                  <mi mathvariant="italic">Δx</mi>
                </mrow>
                <mo fence="true" stretchy="true">)</mo>
              </mrow>
              <mstyle mathsize="8pt">
                <mn>2</mn>
              </mstyle>
            </msup>
            <mn>2</mn>
          </mfrac>
          <mrow>
            <msubsup>
              <mrow>
                <mo fence="true" stretchy="true">(</mo>
                <mrow>
                  <mfrac>
                    <mrow>
                      <msup>
                        <mo stretchy="false">∂</mo>
                        <mstyle mathsize="8pt">
                          <mn>2</mn>
                        </mstyle>
                      </msup>
                      <mi>T</mi>
                    </mrow>
                    <mrow>
                      <mo stretchy="false">∂</mo>
                      <msup>
                        <mi>x</mi>
                        <mstyle mathsize="8pt">
                          <mn>2</mn>
                        </mstyle>
                      </msup>
                    </mrow>
                  </mfrac>
                </mrow>
                <mo fence="true" stretchy="true">)</mo>
              </mrow>
              <mstyle mathsize="8pt">
                <mi>i</mi>
              </mstyle>
              <mstyle mathsize="8pt">
                <mi>n</mi>
              </mstyle>
            </msubsup>
            <mo stretchy="false">+</mo>
            <mfrac>
              <msup>
                <mrow>
                  <mo fence="true" stretchy="true">(</mo>
                  <mrow>
                    <mi mathvariant="italic">Δx</mi>
                  </mrow>
                  <mo fence="true" stretchy="true">)</mo>
                </mrow>
                <mstyle mathsize="8pt">
                  <mn>2</mn>
                </mstyle>
              </msup>
              <mn>6</mn>
            </mfrac>
          </mrow>
          <mrow>
            <msubsup>
              <mrow>
                <mo fence="true" stretchy="true">(</mo>
                <mrow>
                  <mfrac>
                    <mrow>
                      <msup>
                        <mo stretchy="false">∂</mo>
                        <mstyle mathsize="8pt">
                          <mn>3</mn>
                        </mstyle>
                      </msup>
                      <mi>T</mi>
                    </mrow>
                    <mrow>
                      <mo stretchy="false">∂</mo>
                      <msup>
                        <mi>x</mi>
                        <mstyle mathsize="8pt">
                          <mn>3</mn>
                        </mstyle>
                      </msup>
                    </mrow>
                  </mfrac>
                </mrow>
                <mo fence="true" stretchy="true">)</mo>
              </mrow>
              <mstyle mathsize="8pt">
                <mi>i</mi>
              </mstyle>
              <mstyle mathsize="8pt">
                <mi>n</mi>
              </mstyle>
            </msubsup>
            <mo stretchy="false">+</mo>
            <mo stretchy="false">…</mo>
          </mrow>
        </mrow>
      </mstyle>
      <mrow/>
    </mrow>
    <annotation encoding="StarMath 5.0"> size 12{ ital "aT" rSub { size 8{i - 1} }  rSup { size 8{n} }  -  left (2a+ {1} wideslash {Δx}  right )T rSub { size 8{i} }  rSup { size 8{n} } + left (a+ {1} wideslash {Δx}  right )T rSub { size 8{i+1} }  rSup { size 8{n} } = left ( {  { partial T}  over  { partial x} }  right ) rSub { size 8{i} }  rSup { size 8{n} } + left (2a+ {1} wideslash {Δx}  right ) {  { left (Δx right ) rSup { size 8{2} } }  over  {2} }  left ( {  { partial  rSup { size 8{2} } T}  over  { partial x rSup { size 8{2} } } }  right ) rSub { size 8{i} }  rSup { size 8{n} } + {  { left (Δx right ) rSup { size 8{2} } }  over  {6} }  left ( {  { partial  rSup { size 8{3} } T}  over  { partial x rSup { size 8{3} } } }  right ) rSub { size 8{i} }  rSup { size 8{n} } + dotslow } {}</annotation>
  </semantics>
</math>
</file>

<file path=Object 2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subsup>
                    <mrow>
                      <mo fence="true" stretchy="true">(</mo>
                      <mrow>
                        <mfrac>
                          <mrow>
                            <mo stretchy="false">∂</mo>
                            <mi>T</mi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  <mo fence="true" stretchy="true">)</mo>
                    </mrow>
                    <mstyle mathsize="8pt">
                      <mi>i</mi>
                    </mstyle>
                    <mstyle mathsize="8pt">
                      <mi>n</mi>
                    </mstyle>
                  </msubsup>
                  <mo stretchy="false">=</mo>
                  <mrow>
                    <mfrac>
                      <mrow>
                        <msubsup>
                          <mi>T</mi>
                          <mstyle mathsize="8pt">
                            <mrow>
                              <mi>i</mi>
                              <mo stretchy="false">+</mo>
                              <mn>1</mn>
                            </mrow>
                          </mstyle>
                          <mstyle mathsize="8pt">
                            <mi>n</mi>
                          </mstyle>
                        </msubsup>
                        <mo stretchy="false">−</mo>
                        <msubsup>
                          <mi>T</mi>
                          <mstyle mathsize="8pt">
                            <mrow>
                              <mi>i</mi>
                              <mo stretchy="false">−</mo>
                              <mn>1</mn>
                            </mrow>
                          </mstyle>
                          <mstyle mathsize="8pt">
                            <mi>n</mi>
                          </mstyle>
                        </msubsup>
                      </mrow>
                      <mrow>
                        <mn>2</mn>
                        <mi mathvariant="italic">Δx</mi>
                      </mrow>
                    </mfrac>
                    <mo stretchy="false">−</mo>
                    <mfrac>
                      <msup>
                        <mrow>
                          <mo fence="true" stretchy="true">(</mo>
                          <mrow>
                            <mi mathvariant="italic">Δx</mi>
                          </mrow>
                          <mo fence="true" stretchy="true">)</mo>
                        </mrow>
                        <mstyle mathsize="8pt">
                          <mn>2</mn>
                        </mstyle>
                      </msup>
                      <mn>6</mn>
                    </mfrac>
                  </mrow>
                </mrow>
                <mrow>
                  <msubsup>
                    <mrow>
                      <mo fence="true" stretchy="true">(</mo>
                      <mrow>
                        <mfrac>
                          <mrow>
                            <msup>
                              <mo stretchy="false">∂</mo>
                              <mstyle mathsize="8pt">
                                <mn>3</mn>
                              </mstyle>
                            </msup>
                            <mi>T</mi>
                          </mrow>
                          <mrow>
                            <mo stretchy="false">∂</mo>
                            <msup>
                              <mi>x</mi>
                              <mstyle mathsize="8pt">
                                <mn>3</mn>
                              </mstyle>
                            </msup>
                          </mrow>
                        </mfrac>
                      </mrow>
                      <mo fence="true" stretchy="true">)</mo>
                    </mrow>
                    <mstyle mathsize="8pt">
                      <mi>i</mi>
                    </mstyle>
                    <mstyle mathsize="8pt">
                      <mi>n</mi>
                    </mstyle>
                  </msubsup>
                  <mo stretchy="false">+</mo>
                  <mtext>.</mtext>
                </mrow>
                <mtext>.</mtext>
                <mtext>.</mtext>
                <mrow/>
              </mrow>
            </mtd>
            <mtd>
              <mrow/>
            </mtd>
          </mtr>
        </mtable>
      </mstyle>
      <mrow/>
    </mrow>
    <annotation encoding="StarMath 5.0"> size 12{ matrix {
 left ( {  { partial T}  over  { partial x} }  right ) rSub { size 8{i} }  rSup { size 8{n} } = {  {T rSub { size 8{i+1} }  rSup { size 8{n} }  - T rSub { size 8{i - 1} }  rSup { size 8{n} } }  over  {2Δx} }  -  {  { left (Δx right ) rSup { size 8{2} } }  over  {6} }  left ( {  { partial  rSup { size 8{3} } T}  over  { partial x rSup { size 8{3} } } }  right ) rSub { size 8{i} }  rSup { size 8{n} } + "."  "."  "."  {} # {}
} } {}</annotation>
  </semantics>
</math>
</file>

<file path=Object 20/content.xml><?xml version="1.0" encoding="utf-8"?>
<math xmlns="http://www.w3.org/1998/Math/MathML" display="block">
  <semantics>
    <mrow>
      <mstyle mathsize="12pt">
        <msubsup>
          <mrow>
            <mo fence="true" stretchy="true">(</mo>
            <mrow>
              <mfrac>
                <mrow>
                  <msup>
                    <mo stretchy="false">∂</mo>
                    <mstyle mathsize="8pt">
                      <mn>2</mn>
                    </mstyle>
                  </msup>
                  <mi>T</mi>
                </mrow>
                <mrow>
                  <mo stretchy="false">∂</mo>
                  <msup>
                    <mi>x</mi>
                    <mstyle mathsize="8pt">
                      <mn>2</mn>
                    </mstyle>
                  </msup>
                </mrow>
              </mfrac>
            </mrow>
            <mo fence="true" stretchy="true">)</mo>
          </mrow>
          <mstyle mathsize="8pt">
            <mi>i</mi>
          </mstyle>
          <mstyle mathsize="8pt">
            <mi>n</mi>
          </mstyle>
        </msubsup>
      </mstyle>
      <mrow/>
    </mrow>
    <annotation encoding="StarMath 5.0"> size 12{ left ( {  { partial  rSup { size 8{2} } T}  over  { partial x rSup { size 8{2} } } }  right ) rSub { size 8{i} }  rSup { size 8{n} } } {}</annotation>
  </semantics>
</math>
</file>

<file path=Object 21/content.xml><?xml version="1.0" encoding="utf-8"?>
<math xmlns="http://www.w3.org/1998/Math/MathML" display="block">
  <semantics>
    <mtable>
      <mtr>
        <mtd>
          <mrow>
            <mtable>
              <mtr>
                <mtd>
                  <mrow>
                    <mrow>
                      <mrow>
                        <mi>a</mi>
                        <mo stretchy="false">+</mo>
                        <mi>b</mi>
                        <mo stretchy="false">+</mo>
                        <mi>c</mi>
                      </mrow>
                      <mo stretchy="false">=</mo>
                      <mn>0</mn>
                    </mrow>
                    <mrow/>
                  </mrow>
                </mtd>
              </mtr>
              <mtr>
                <mtd>
                  <mrow>
                    <mrow>
                      <mi>c</mi>
                      <mo stretchy="false">−</mo>
                      <mi>a</mi>
                    </mrow>
                    <mo stretchy="false">=</mo>
                    <mn>0</mn>
                  </mrow>
                </mtd>
              </mtr>
            </mtable>
            <mrow/>
          </mrow>
        </mtd>
      </mtr>
      <mtr>
        <mtd>
          <mrow>
            <mfrac>
              <mrow>
                <mo fence="true" stretchy="true">(</mo>
                <mrow>
                  <mrow>
                    <mi>a</mi>
                    <mo stretchy="false">+</mo>
                    <mi>c</mi>
                  </mrow>
                </mrow>
                <mo fence="true" stretchy="true">)</mo>
              </mrow>
              <mn>2</mn>
            </mfrac>
            <mrow>
              <msup>
                <mrow>
                  <mo fence="true" stretchy="true">(</mo>
                  <mrow>
                    <mi mathvariant="italic">Δx</mi>
                  </mrow>
                  <mo fence="true" stretchy="true">)</mo>
                </mrow>
                <mstyle mathsize="8pt">
                  <mn>2</mn>
                </mstyle>
              </msup>
              <mo stretchy="false">=</mo>
              <mn>1</mn>
            </mrow>
            <mrow/>
          </mrow>
        </mtd>
      </mtr>
      <mtr>
        <mtd>
          <mrow>
            <mrow/>
            <mrow/>
          </mrow>
        </mtd>
      </mtr>
      <mtr>
        <mtd columnalign="left">
          <mrow>
            <mtable>
              <mtr>
                <mtd>
                  <mrow>
                    <mrow>
                      <mo fence="true" stretchy="true">{</mo>
                      <mrow>
                        <mrow/>
                      </mrow>
                    </mrow>
                    <mrow/>
                  </mrow>
                </mtd>
              </mtr>
            </mtable>
            <mrow/>
          </mrow>
        </mtd>
      </mtr>
      <mtr>
        <mtd>
          <mstyle mathsize="12pt">
            <mrow/>
          </mstyle>
        </mtd>
      </mtr>
    </mtable>
    <annotation encoding="StarMath 5.0"> size 12{alignl { stack {
 left lbrace  matrix {
a+b+c=0 {} ##
c - a=0
}  {} # 
 right none  left lbrace  {  { left (a+c right )}  over  {2} }  left (Δx right ) rSup { size 8{2} } =1 {} # 
 right no } }  lbrace } {}</annotation>
  </semantics>
</math>
</file>

<file path=Object 22/content.xml><?xml version="1.0" encoding="utf-8"?>
<math xmlns="http://www.w3.org/1998/Math/MathML" display="block">
  <semantics>
    <mrow>
      <mstyle mathsize="12pt">
        <mrow>
          <mo fence="true" stretchy="true">{</mo>
          <mrow>
            <mtable>
              <mtr>
                <mtd columnalign="left">
                  <mrow>
                    <mtable>
                      <mtr>
                        <mtd>
                          <mrow>
                            <mrow>
                              <mi>a</mi>
                              <mo stretchy="false">=</mo>
                              <mfrac bevelled="true">
                                <mn>1</mn>
                                <msup>
                                  <mrow>
                                    <mo fence="true" stretchy="true">(</mo>
                                    <mrow>
                                      <mi mathvariant="italic">Δx</mi>
                                    </mrow>
                                    <mo fence="true" stretchy="true">)</mo>
                                  </mrow>
                                  <mstyle mathsize="8pt">
                                    <mn>2</mn>
                                  </mstyle>
                                </msup>
                              </mfrac>
                            </mrow>
                            <mrow/>
                          </mrow>
                        </mtd>
                      </mtr>
                      <mtr>
                        <mtd>
                          <mrow>
                            <mrow>
                              <mi>c</mi>
                              <mo stretchy="false">=</mo>
                              <mfrac bevelled="true">
                                <mn>1</mn>
                                <msup>
                                  <mrow>
                                    <mo fence="true" stretchy="true">(</mo>
                                    <mrow>
                                      <mi mathvariant="italic">Δx</mi>
                                    </mrow>
                                    <mo fence="true" stretchy="true">)</mo>
                                  </mrow>
                                  <mstyle mathsize="8pt">
                                    <mn>2</mn>
                                  </mstyle>
                                </msup>
                              </mfrac>
                            </mrow>
                            <mrow/>
                          </mrow>
                        </mtd>
                      </mtr>
                    </mtable>
                    <mrow/>
                  </mrow>
                </mtd>
              </mtr>
              <mtr>
                <mtd>
                  <mrow>
                    <mi>b</mi>
                    <mo stretchy="false">=</mo>
                    <mfrac bevelled="true">
                      <mrow>
                        <mo stretchy="false">−</mo>
                        <mn>2</mn>
                      </mrow>
                      <msup>
                        <mrow>
                          <mo fence="true" stretchy="true">(</mo>
                          <mrow>
                            <mi mathvariant="italic">Δx</mi>
                          </mrow>
                          <mo fence="true" stretchy="true">)</mo>
                        </mrow>
                        <mstyle mathsize="8pt">
                          <mn>2</mn>
                        </mstyle>
                      </msup>
                    </mfrac>
                  </mrow>
                </mtd>
              </mtr>
            </mtable>
          </mrow>
        </mrow>
      </mstyle>
      <mrow/>
    </mrow>
    <annotation encoding="StarMath 5.0"> size 12{ left lbrace  matrix {
alignl { stack {
a= {1} wideslash { left (Δx right ) rSup { size 8{2} } }  {} # 
c= {1} wideslash { left (Δx right ) rSup { size 8{2} } }  {} 
} }  {} ##
b= -  {2} wideslash { left (Δx right ) rSup { size 8{2} } } 
}  right none } {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frac>
              <mrow>
                <mrow>
                  <msubsup>
                    <mi>T</mi>
                    <mstyle mathsize="8pt">
                      <mrow>
                        <mi>i</mi>
                        <mo stretchy="false">+</mo>
                        <mn>1</mn>
                      </mrow>
                    </mstyle>
                    <mstyle mathsize="8pt">
                      <mi>n</mi>
                    </mstyle>
                  </msubsup>
                  <mo stretchy="false">−</mo>
                  <mn>2</mn>
                </mrow>
                <mrow>
                  <msubsup>
                    <mi>T</mi>
                    <mstyle mathsize="8pt">
                      <mi>i</mi>
                    </mstyle>
                    <mstyle mathsize="8pt">
                      <mi>n</mi>
                    </mstyle>
                  </msubsup>
                  <mo stretchy="false">+</mo>
                  <msubsup>
                    <mi>T</mi>
                    <mstyle mathsize="8pt">
                      <mrow>
                        <mi>i</mi>
                        <mo stretchy="false">−</mo>
                        <mn>1</mn>
                      </mrow>
                    </mstyle>
                    <mstyle mathsize="8pt">
                      <mi>n</mi>
                    </mstyle>
                  </msubsup>
                </mrow>
              </mrow>
              <msup>
                <mrow>
                  <mo fence="true" stretchy="true">(</mo>
                  <mrow>
                    <mi mathvariant="italic">Δx</mi>
                  </mrow>
                  <mo fence="true" stretchy="true">)</mo>
                </mrow>
                <mstyle mathsize="8pt">
                  <mn>2</mn>
                </mstyle>
              </msup>
            </mfrac>
            <mo stretchy="false">=</mo>
            <mrow>
              <msubsup>
                <mrow>
                  <mo fence="true" stretchy="true">(</mo>
                  <mrow>
                    <mfrac>
                      <mrow>
                        <msup>
                          <mo stretchy="false">∂</mo>
                          <mstyle mathsize="8pt">
                            <mn>2</mn>
                          </mstyle>
                        </msup>
                        <mi>T</mi>
                      </mrow>
                      <mrow>
                        <mo stretchy="false">∂</mo>
                        <msup>
                          <mi>x</mi>
                          <mstyle mathsize="8pt">
                            <mn>2</mn>
                          </mstyle>
                        </msup>
                      </mrow>
                    </mfrac>
                  </mrow>
                  <mo fence="true" stretchy="true">)</mo>
                </mrow>
                <mstyle mathsize="8pt">
                  <mi>i</mi>
                </mstyle>
                <mstyle mathsize="8pt">
                  <mi>n</mi>
                </mstyle>
              </msubsup>
              <mo stretchy="false">+</mo>
              <mfrac>
                <msup>
                  <mrow>
                    <mo fence="true" stretchy="true">(</mo>
                    <mrow>
                      <mi mathvariant="italic">Δx</mi>
                    </mrow>
                    <mo fence="true" stretchy="true">)</mo>
                  </mrow>
                  <mstyle mathsize="8pt">
                    <mn>2</mn>
                  </mstyle>
                </msup>
                <mtext>12</mtext>
              </mfrac>
            </mrow>
          </mrow>
          <mrow>
            <msubsup>
              <mrow>
                <mo fence="true" stretchy="true">(</mo>
                <mrow>
                  <mfrac>
                    <mrow>
                      <msup>
                        <mo stretchy="false">∂</mo>
                        <mstyle mathsize="8pt">
                          <mn>4</mn>
                        </mstyle>
                      </msup>
                      <mi>T</mi>
                    </mrow>
                    <mrow>
                      <mo stretchy="false">∂</mo>
                      <msup>
                        <mi>x</mi>
                        <mstyle mathsize="8pt">
                          <mn>4</mn>
                        </mstyle>
                      </msup>
                    </mrow>
                  </mfrac>
                </mrow>
                <mo fence="true" stretchy="true">)</mo>
              </mrow>
              <mstyle mathsize="8pt">
                <mi>i</mi>
              </mstyle>
              <mstyle mathsize="8pt">
                <mi>n</mi>
              </mstyle>
            </msubsup>
            <mo stretchy="false">+</mo>
            <mo stretchy="false">…</mo>
          </mrow>
        </mrow>
      </mstyle>
      <mrow/>
    </mrow>
    <annotation encoding="StarMath 5.0"> size 12{ {  {T rSub { size 8{i+1} }  rSup { size 8{n} }  - 2T rSub { size 8{i} }  rSup { size 8{n} } +T rSub { size 8{i - 1} }  rSup { size 8{n} } }  over  { left (Δx right ) rSup { size 8{2} } } } = left ( {  { partial  rSup { size 8{2} } T}  over  { partial x rSup { size 8{2} } } }  right ) rSub { size 8{i} }  rSup { size 8{n} } + {  { left (Δx right ) rSup { size 8{2} } }  over  {"12"} }  left ( {  { partial  rSup { size 8{4} } T}  over  { partial x rSup { size 8{4} } } }  right ) rSub { size 8{i} }  rSup { size 8{n} } + dotslow } {}</annotation>
  </semantics>
</math>
</file>

<file path=Object 24/content.xml><?xml version="1.0" encoding="utf-8"?>
<math xmlns="http://www.w3.org/1998/Math/MathML" display="block">
  <semantics>
    <mrow>
      <mstyle mathsize="12pt">
        <mrow>
          <mrow>
            <msubsup>
              <mrow>
                <mo fence="true" stretchy="true">(</mo>
                <mrow>
                  <mfrac>
                    <mrow>
                      <mo stretchy="false">∂</mo>
                      <mi>T</mi>
                    </mrow>
                    <mrow>
                      <mo stretchy="false">∂</mo>
                      <mi>x</mi>
                    </mrow>
                  </mfrac>
                </mrow>
                <mo fence="true" stretchy="true">)</mo>
              </mrow>
              <mstyle mathsize="8pt">
                <mi>i</mi>
              </mstyle>
              <mstyle mathsize="8pt">
                <mi>n</mi>
              </mstyle>
            </msubsup>
            <mo stretchy="false">=</mo>
            <mrow>
              <mfrac>
                <mrow>
                  <mrow>
                    <mo stretchy="false">−</mo>
                    <mn>3</mn>
                  </mrow>
                  <mrow>
                    <msubsup>
                      <mi>T</mi>
                      <mstyle mathsize="8pt">
                        <mi>i</mi>
                      </mstyle>
                      <mstyle mathsize="8pt">
                        <mi>n</mi>
                      </mstyle>
                    </msubsup>
                    <mo stretchy="false">+</mo>
                    <mn>4</mn>
                  </mrow>
                  <mrow>
                    <msubsup>
                      <mi>T</mi>
                      <mstyle mathsize="8pt">
                        <mi>i</mi>
                      </mstyle>
                      <mstyle mathsize="8pt">
                        <mi>n</mi>
                      </mstyle>
                    </msubsup>
                    <mo stretchy="false">−</mo>
                    <msubsup>
                      <mi>T</mi>
                      <mstyle mathsize="8pt">
                        <mrow>
                          <mi>i</mi>
                          <mo stretchy="false">+</mo>
                          <mn>2</mn>
                        </mrow>
                      </mstyle>
                      <mstyle mathsize="8pt">
                        <mi>n</mi>
                      </mstyle>
                    </msubsup>
                  </mrow>
                </mrow>
                <mrow>
                  <mn>2</mn>
                  <mi mathvariant="italic">Δx</mi>
                </mrow>
              </mfrac>
              <mo stretchy="false">+</mo>
              <mfrac>
                <msup>
                  <mrow>
                    <mo fence="true" stretchy="true">(</mo>
                    <mrow>
                      <mi mathvariant="italic">Δx</mi>
                    </mrow>
                    <mo fence="true" stretchy="true">)</mo>
                  </mrow>
                  <mstyle mathsize="8pt">
                    <mn>2</mn>
                  </mstyle>
                </msup>
                <mn>3</mn>
              </mfrac>
            </mrow>
          </mrow>
          <mrow>
            <msubsup>
              <mrow>
                <mo fence="true" stretchy="true">(</mo>
                <mrow>
                  <mfrac>
                    <mrow>
                      <msup>
                        <mo stretchy="false">∂</mo>
                        <mstyle mathsize="8pt">
                          <mn>3</mn>
                        </mstyle>
                      </msup>
                      <mi>T</mi>
                    </mrow>
                    <mrow>
                      <mo stretchy="false">∂</mo>
                      <msup>
                        <mi>x</mi>
                        <mstyle mathsize="8pt">
                          <mn>3</mn>
                        </mstyle>
                      </msup>
                    </mrow>
                  </mfrac>
                </mrow>
                <mo fence="true" stretchy="true">)</mo>
              </mrow>
              <mstyle mathsize="8pt">
                <mi>i</mi>
              </mstyle>
              <mstyle mathsize="8pt">
                <mi>n</mi>
              </mstyle>
            </msubsup>
            <mo stretchy="false">+</mo>
            <mo stretchy="false">…</mo>
          </mrow>
        </mrow>
      </mstyle>
      <mrow/>
    </mrow>
    <annotation encoding="StarMath 5.0"> size 12{ left ( {  { partial T}  over  { partial x} }  right ) rSub { size 8{i} }  rSup { size 8{n} } = {  { - 3T rSub { size 8{i} }  rSup { size 8{n} } +4T rSub { size 8{i} }  rSup { size 8{n} }  - T rSub { size 8{i+2} }  rSup { size 8{n} } }  over  {2Δx} } + {  { left (Δx right ) rSup { size 8{2} } }  over  {3} }  left ( {  { partial  rSup { size 8{3} } T}  over  { partial x rSup { size 8{3} } } }  right ) rSub { size 8{i} }  rSup { size 8{n} } + dotslow } {}</annotation>
  </semantics>
</math>
</file>

<file path=Object 25/content.xml><?xml version="1.0" encoding="utf-8"?>
<math xmlns="http://www.w3.org/1998/Math/MathML" display="block">
  <semantics>
    <mrow>
      <mstyle mathsize="12pt">
        <mrow>
          <mrow>
            <msubsup>
              <mrow>
                <mo fence="true" stretchy="true">(</mo>
                <mrow>
                  <mfrac>
                    <mrow>
                      <msup>
                        <mo stretchy="false">∂</mo>
                        <mstyle mathsize="8pt">
                          <mn>2</mn>
                        </mstyle>
                      </msup>
                      <mi>T</mi>
                    </mrow>
                    <mrow>
                      <mo stretchy="false">∂</mo>
                      <msup>
                        <mi>x</mi>
                        <mstyle mathsize="8pt">
                          <mn>2</mn>
                        </mstyle>
                      </msup>
                    </mrow>
                  </mfrac>
                </mrow>
                <mo fence="true" stretchy="true">)</mo>
              </mrow>
              <mstyle mathsize="8pt">
                <mi>i</mi>
              </mstyle>
              <mstyle mathsize="8pt">
                <mi>n</mi>
              </mstyle>
            </msubsup>
            <mo stretchy="false">=</mo>
            <mrow>
              <mfrac>
                <mrow>
                  <mrow>
                    <mrow>
                      <mo stretchy="false">−</mo>
                      <msubsup>
                        <mi>T</mi>
                        <mstyle mathsize="8pt">
                          <mrow>
                            <mi>i</mi>
                            <mo stretchy="false">−</mo>
                            <mn>2</mn>
                          </mrow>
                        </mstyle>
                        <mstyle mathsize="8pt">
                          <mi>n</mi>
                        </mstyle>
                      </msubsup>
                    </mrow>
                    <mo stretchy="false">+</mo>
                    <mtext>16</mtext>
                  </mrow>
                  <mrow>
                    <msubsup>
                      <mi>T</mi>
                      <mstyle mathsize="8pt">
                        <mrow>
                          <mi>i</mi>
                          <mo stretchy="false">−</mo>
                          <mn>1</mn>
                        </mrow>
                      </mstyle>
                      <mstyle mathsize="8pt">
                        <mi>n</mi>
                      </mstyle>
                    </msubsup>
                    <mo stretchy="false">−</mo>
                    <mtext>30</mtext>
                  </mrow>
                  <mrow>
                    <msubsup>
                      <mi>T</mi>
                      <mstyle mathsize="8pt">
                        <mi>i</mi>
                      </mstyle>
                      <mstyle mathsize="8pt">
                        <mi>n</mi>
                      </mstyle>
                    </msubsup>
                    <mo stretchy="false">+</mo>
                    <mtext>16</mtext>
                  </mrow>
                  <mrow>
                    <msubsup>
                      <mi>T</mi>
                      <mstyle mathsize="8pt">
                        <mrow>
                          <mi>i</mi>
                          <mo stretchy="false">+</mo>
                          <mn>1</mn>
                        </mrow>
                      </mstyle>
                      <mstyle mathsize="8pt">
                        <mi>n</mi>
                      </mstyle>
                    </msubsup>
                    <mo stretchy="false">−</mo>
                    <msubsup>
                      <mi>T</mi>
                      <mstyle mathsize="8pt">
                        <mrow>
                          <mi>i</mi>
                          <mo stretchy="false">+</mo>
                          <mn>2</mn>
                        </mrow>
                      </mstyle>
                      <mstyle mathsize="8pt">
                        <mi>n</mi>
                      </mstyle>
                    </msubsup>
                  </mrow>
                </mrow>
                <mrow>
                  <mtext>12</mtext>
                  <msup>
                    <mrow>
                      <mo fence="true" stretchy="true">(</mo>
                      <mrow>
                        <mi mathvariant="italic">Δx</mi>
                      </mrow>
                      <mo fence="true" stretchy="true">)</mo>
                    </mrow>
                    <mstyle mathsize="8pt">
                      <mn>2</mn>
                    </mstyle>
                  </msup>
                </mrow>
              </mfrac>
              <mo stretchy="false">+</mo>
              <mfrac>
                <msup>
                  <mrow>
                    <mo fence="true" stretchy="true">(</mo>
                    <mrow>
                      <mi mathvariant="italic">Δx</mi>
                    </mrow>
                    <mo fence="true" stretchy="true">)</mo>
                  </mrow>
                  <mstyle mathsize="8pt">
                    <mn>4</mn>
                  </mstyle>
                </msup>
                <mtext>90</mtext>
              </mfrac>
            </mrow>
          </mrow>
          <mrow>
            <msubsup>
              <mrow>
                <mo fence="true" stretchy="true">(</mo>
                <mrow>
                  <mfrac>
                    <mrow>
                      <msup>
                        <mo stretchy="false">∂</mo>
                        <mstyle mathsize="8pt">
                          <mn>6</mn>
                        </mstyle>
                      </msup>
                      <mi>T</mi>
                    </mrow>
                    <mrow>
                      <mo stretchy="false">∂</mo>
                      <msup>
                        <mi>x</mi>
                        <mstyle mathsize="8pt">
                          <mn>6</mn>
                        </mstyle>
                      </msup>
                    </mrow>
                  </mfrac>
                </mrow>
                <mo fence="true" stretchy="true">)</mo>
              </mrow>
              <mstyle mathsize="8pt">
                <mi>i</mi>
              </mstyle>
              <mstyle mathsize="8pt">
                <mi>n</mi>
              </mstyle>
            </msubsup>
            <mo stretchy="false">+</mo>
            <mo stretchy="false">…</mo>
          </mrow>
        </mrow>
      </mstyle>
      <mrow/>
    </mrow>
    <annotation encoding="StarMath 5.0"> size 12{ left ( {  { partial  rSup { size 8{2} } T}  over  { partial x rSup { size 8{2} } } }  right ) rSub { size 8{i} }  rSup { size 8{n} } = {  { - T rSub { size 8{i - 2} }  rSup { size 8{n} } +"16"T rSub { size 8{i - 1} }  rSup { size 8{n} }  - "30"T rSub { size 8{i} }  rSup { size 8{n} } +"16"T rSub { size 8{i+1} }  rSup { size 8{n} }  - T rSub { size 8{i+2} }  rSup { size 8{n} } }  over  {"12" left (Δx right ) rSup { size 8{2} } } } + {  { left (Δx right ) rSup { size 8{4} } }  over  {"90"} }  left ( {  { partial  rSup { size 8{6} } T}  over  { partial x rSup { size 8{6} } } }  right ) rSub { size 8{i} }  rSup { size 8{n} } + dotslow } {}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subsup>
              <mrow>
                <mo fence="true" stretchy="true">(</mo>
                <mrow>
                  <mfrac>
                    <mrow>
                      <mo stretchy="false">∂</mo>
                      <mi>T</mi>
                    </mrow>
                    <mrow>
                      <mo stretchy="false">∂</mo>
                      <mi>x</mi>
                    </mrow>
                  </mfrac>
                </mrow>
                <mo fence="true" stretchy="true">)</mo>
              </mrow>
              <mstyle mathsize="8pt">
                <mi>i</mi>
              </mstyle>
              <mstyle mathsize="8pt">
                <mi>n</mi>
              </mstyle>
            </msubsup>
            <mo stretchy="false">=</mo>
            <mrow>
              <mfrac>
                <mrow>
                  <mrow>
                    <msubsup>
                      <mi>T</mi>
                      <mstyle mathsize="8pt">
                        <mrow>
                          <mi>i</mi>
                          <mo stretchy="false">−</mo>
                          <mn>2</mn>
                        </mrow>
                      </mstyle>
                      <mstyle mathsize="8pt">
                        <mi>n</mi>
                      </mstyle>
                    </msubsup>
                    <mo stretchy="false">−</mo>
                    <mn>8</mn>
                  </mrow>
                  <mrow>
                    <msubsup>
                      <mi>T</mi>
                      <mstyle mathsize="8pt">
                        <mrow>
                          <mi>i</mi>
                          <mo stretchy="false">−</mo>
                          <mn>1</mn>
                        </mrow>
                      </mstyle>
                      <mstyle mathsize="8pt">
                        <mi>n</mi>
                      </mstyle>
                    </msubsup>
                    <mo stretchy="false">+</mo>
                    <mn>8</mn>
                  </mrow>
                  <mrow>
                    <msubsup>
                      <mi>T</mi>
                      <mstyle mathsize="8pt">
                        <mrow>
                          <mi>i</mi>
                          <mo stretchy="false">+</mo>
                          <mn>1</mn>
                        </mrow>
                      </mstyle>
                      <mstyle mathsize="8pt">
                        <mi>n</mi>
                      </mstyle>
                    </msubsup>
                    <mo stretchy="false">−</mo>
                    <msubsup>
                      <mi>T</mi>
                      <mstyle mathsize="8pt">
                        <mrow>
                          <mi>i</mi>
                          <mo stretchy="false">+</mo>
                          <mn>2</mn>
                        </mrow>
                      </mstyle>
                      <mstyle mathsize="8pt">
                        <mi>n</mi>
                      </mstyle>
                    </msubsup>
                  </mrow>
                </mrow>
                <mrow>
                  <mtext>12</mtext>
                  <mi mathvariant="italic">Δx</mi>
                </mrow>
              </mfrac>
              <mo stretchy="false">+</mo>
              <mfrac>
                <msup>
                  <mrow>
                    <mo fence="true" stretchy="true">(</mo>
                    <mrow>
                      <mi mathvariant="italic">Δx</mi>
                    </mrow>
                    <mo fence="true" stretchy="true">)</mo>
                  </mrow>
                  <mstyle mathsize="8pt">
                    <mn>4</mn>
                  </mstyle>
                </msup>
                <mn>3</mn>
              </mfrac>
            </mrow>
          </mrow>
          <mrow>
            <msubsup>
              <mrow>
                <mo fence="true" stretchy="true">(</mo>
                <mrow>
                  <mfrac>
                    <mrow>
                      <msup>
                        <mo stretchy="false">∂</mo>
                        <mstyle mathsize="8pt">
                          <mn>5</mn>
                        </mstyle>
                      </msup>
                      <mi>T</mi>
                    </mrow>
                    <mrow>
                      <mo stretchy="false">∂</mo>
                      <msup>
                        <mi>x</mi>
                        <mstyle mathsize="8pt">
                          <mn>5</mn>
                        </mstyle>
                      </msup>
                    </mrow>
                  </mfrac>
                </mrow>
                <mo fence="true" stretchy="true">)</mo>
              </mrow>
              <mstyle mathsize="8pt">
                <mi>i</mi>
              </mstyle>
              <mstyle mathsize="8pt">
                <mi>n</mi>
              </mstyle>
            </msubsup>
            <mo stretchy="false">+</mo>
            <mtext>.</mtext>
          </mrow>
          <mtext>.</mtext>
          <mtext>.</mtext>
        </mrow>
      </mstyle>
      <mrow/>
    </mrow>
    <annotation encoding="StarMath 5.0"> size 12{ left ( {  { partial T}  over  { partial x} }  right ) rSub { size 8{i} }  rSup { size 8{n} } = {  {T rSub { size 8{i - 2} }  rSup { size 8{n} }  - 8T rSub { size 8{i - 1} }  rSup { size 8{n} } +8T rSub { size 8{i+1} }  rSup { size 8{n} }  - T rSub { size 8{i+2} }  rSup { size 8{n} } }  over  {"12"Δx} } + {  { left (Δx right ) rSup { size 8{4} } }  over  {3} }  left ( {  { partial  rSup { size 8{5} } T}  over  { partial x rSup { size 8{5} } } }  right ) rSub { size 8{i} }  rSup { size 8{n} } + "."  "."  "." } {}</annotation>
  </semantics>
</math>
</file>

<file path=Object 30/content.xml><?xml version="1.0" encoding="utf-8"?>
<math xmlns="http://www.w3.org/1998/Math/MathML" display="block">
  <semantics>
    <mrow>
      <mstyle mathsize="12pt">
        <mrow>
          <msubsup>
            <mrow>
              <mo fence="true" stretchy="true">(</mo>
              <mrow>
                <mrow>
                  <msub>
                    <mi mathvariant="italic">ρC</mi>
                    <mstyle mathsize="8pt">
                      <mi>p</mi>
                    </mstyle>
                  </msub>
                  <mi>T</mi>
                </mrow>
              </mrow>
              <mo fence="true" stretchy="true">)</mo>
            </mrow>
            <mstyle mathsize="8pt">
              <mi>i</mi>
            </mstyle>
            <mstyle mathsize="8pt">
              <mrow>
                <mi>n</mi>
                <mo stretchy="false">+</mo>
                <mn>1</mn>
              </mrow>
            </mstyle>
          </msubsup>
          <mrow>
            <mi mathvariant="italic">Δx</mi>
            <mo stretchy="false">−</mo>
            <msubsup>
              <mrow>
                <mo fence="true" stretchy="true">(</mo>
                <mrow>
                  <mrow>
                    <msub>
                      <mi mathvariant="italic">ρC</mi>
                      <mstyle mathsize="8pt">
                        <mi>p</mi>
                      </mstyle>
                    </msub>
                    <mi>T</mi>
                  </mrow>
                </mrow>
                <mo fence="true" stretchy="true">)</mo>
              </mrow>
              <mstyle mathsize="8pt">
                <mi>i</mi>
              </mstyle>
              <mstyle mathsize="8pt">
                <mi>n</mi>
              </mstyle>
            </msubsup>
          </mrow>
          <mrow>
            <mi mathvariant="italic">Δx</mi>
            <mo stretchy="false">=</mo>
            <mrow>
              <mo stretchy="false">−</mo>
              <msubsup>
                <mrow>
                  <mo fence="true" stretchy="true">(</mo>
                  <mrow>
                    <mrow>
                      <msub>
                        <mi mathvariant="italic">ρC</mi>
                        <mstyle mathsize="8pt">
                          <mi>p</mi>
                        </mstyle>
                      </msub>
                      <mstyle mathvariant="italic">
                        <mtext>Tu</mtext>
                      </mstyle>
                    </mrow>
                  </mrow>
                  <mo fence="true" stretchy="true">)</mo>
                </mrow>
                <mstyle mathsize="8pt">
                  <mrow>
                    <mi>i</mi>
                    <mo stretchy="false">+</mo>
                    <mfrac bevelled="true">
                      <mn>1</mn>
                      <mn>2</mn>
                    </mfrac>
                  </mrow>
                </mstyle>
                <mstyle mathsize="8pt">
                  <mi>n</mi>
                </mstyle>
              </msubsup>
            </mrow>
          </mrow>
          <mrow>
            <mi mathvariant="italic">Δt</mi>
            <mo stretchy="false">+</mo>
            <msubsup>
              <mrow>
                <mo fence="true" stretchy="true">(</mo>
                <mrow>
                  <mrow>
                    <msub>
                      <mi mathvariant="italic">ρC</mi>
                      <mstyle mathsize="8pt">
                        <mi>p</mi>
                      </mstyle>
                    </msub>
                    <mstyle mathvariant="italic">
                      <mtext>Tu</mtext>
                    </mstyle>
                  </mrow>
                </mrow>
                <mo fence="true" stretchy="true">)</mo>
              </mrow>
              <mstyle mathsize="8pt">
                <mrow>
                  <mi>i</mi>
                  <mo stretchy="false">−</mo>
                  <mfrac bevelled="true">
                    <mn>1</mn>
                    <mn>2</mn>
                  </mfrac>
                </mrow>
              </mstyle>
              <mstyle mathsize="8pt">
                <mi>n</mi>
              </mstyle>
            </msubsup>
          </mrow>
          <mrow>
            <mi mathvariant="italic">Δt</mi>
            <mo stretchy="false">−</mo>
            <msubsup>
              <mrow>
                <mo fence="true" stretchy="true">(</mo>
                <mrow>
                  <msub>
                    <mi>q</mi>
                    <mstyle mathsize="8pt">
                      <mi>x</mi>
                    </mstyle>
                  </msub>
                </mrow>
                <mo fence="true" stretchy="true">)</mo>
              </mrow>
              <mstyle mathsize="8pt">
                <mrow>
                  <mi>i</mi>
                  <mo stretchy="false">+</mo>
                  <mfrac bevelled="true">
                    <mn>1</mn>
                    <mn>2</mn>
                  </mfrac>
                </mrow>
              </mstyle>
              <mstyle mathsize="8pt">
                <mi>n</mi>
              </mstyle>
            </msubsup>
          </mrow>
          <mrow>
            <mi mathvariant="italic">Δt</mi>
            <mo stretchy="false">+</mo>
            <msubsup>
              <mrow>
                <mo fence="true" stretchy="true">(</mo>
                <mrow>
                  <msub>
                    <mi>q</mi>
                    <mstyle mathsize="8pt">
                      <mi>x</mi>
                    </mstyle>
                  </msub>
                </mrow>
                <mo fence="true" stretchy="true">)</mo>
              </mrow>
              <mstyle mathsize="8pt">
                <mrow>
                  <mi>i</mi>
                  <mo stretchy="false">−</mo>
                  <mfrac bevelled="true">
                    <mn>1</mn>
                    <mn>2</mn>
                  </mfrac>
                </mrow>
              </mstyle>
              <mstyle mathsize="8pt">
                <mi>n</mi>
              </mstyle>
            </msubsup>
          </mrow>
          <mrow>
            <mi mathvariant="italic">Δt</mi>
            <mo stretchy="false">+</mo>
            <msubsup>
              <mi>Q</mi>
              <mstyle mathsize="8pt">
                <mi>i</mi>
              </mstyle>
              <mstyle mathsize="8pt">
                <mi>n</mi>
              </mstyle>
            </msubsup>
          </mrow>
          <mi mathvariant="italic">ΔtΔx</mi>
        </mrow>
      </mstyle>
      <mrow/>
    </mrow>
    <annotation encoding="StarMath 5.0"> size 12{ left (ρC rSub { size 8{p} } T right ) rSub { size 8{i} }  rSup { size 8{n+1} } Δx -  left (ρC rSub { size 8{p} } T right ) rSub { size 8{i} }  rSup { size 8{n} } Δx= -  left (ρC rSub { size 8{p} }  ital "Tu" right ) rSub { size 8{i+ {1} wideslash {2} } }  rSup { size 8{n} } Δt+ left (ρC rSub { size 8{p} }  ital "Tu" right ) rSub { size 8{i -  {1} wideslash {2} } }  rSup { size 8{n} } Δt -  left (q rSub { size 8{x} }  right ) rSub { size 8{i+ {1} wideslash {2} } }  rSup { size 8{n} } Δt+ left (q rSub { size 8{x} }  right ) rSub { size 8{i -  {1} wideslash {2} } }  rSup { size 8{n} } Δt+Q rSub { size 8{i} }  rSup { size 8{n} } ΔtΔx} {}</annotation>
  </semantics>
</math>
</file>

<file path=Object 31/content.xml><?xml version="1.0" encoding="utf-8"?>
<math xmlns="http://www.w3.org/1998/Math/MathML" display="block">
  <semantics>
    <mrow>
      <mstyle mathsize="12pt">
        <mrow>
          <mfrac>
            <mrow>
              <msubsup>
                <mrow>
                  <mo fence="true" stretchy="true">(</mo>
                  <mrow>
                    <mrow>
                      <msub>
                        <mi mathvariant="italic">ρC</mi>
                        <mstyle mathsize="8pt">
                          <mi>p</mi>
                        </mstyle>
                      </msub>
                      <mi>T</mi>
                    </mrow>
                  </mrow>
                  <mo fence="true" stretchy="true">)</mo>
                </mrow>
                <mstyle mathsize="8pt">
                  <mi>i</mi>
                </mstyle>
                <mstyle mathsize="8pt">
                  <mrow>
                    <mi>n</mi>
                    <mo stretchy="false">+</mo>
                    <mn>1</mn>
                  </mrow>
                </mstyle>
              </msubsup>
              <mo stretchy="false">−</mo>
              <msubsup>
                <mrow>
                  <mo fence="true" stretchy="true">(</mo>
                  <mrow>
                    <mrow>
                      <msub>
                        <mi mathvariant="italic">ρC</mi>
                        <mstyle mathsize="8pt">
                          <mi>p</mi>
                        </mstyle>
                      </msub>
                      <mi>T</mi>
                    </mrow>
                  </mrow>
                  <mo fence="true" stretchy="true">)</mo>
                </mrow>
                <mstyle mathsize="8pt">
                  <mi>i</mi>
                </mstyle>
                <mstyle mathsize="8pt">
                  <mi>n</mi>
                </mstyle>
              </msubsup>
            </mrow>
            <mi mathvariant="italic">Δt</mi>
          </mfrac>
          <mo stretchy="false">=</mo>
          <mrow>
            <mfrac>
              <mrow>
                <mrow>
                  <mo stretchy="false">−</mo>
                  <msubsup>
                    <mrow>
                      <mo fence="true" stretchy="true">(</mo>
                      <mrow>
                        <mrow>
                          <msub>
                            <mi mathvariant="italic">ρC</mi>
                            <mstyle mathsize="8pt">
                              <mi>p</mi>
                            </mstyle>
                          </msub>
                          <mrow>
                            <mstyle mathvariant="italic">
                              <mtext>Tu</mtext>
                            </mstyle>
                            <mo stretchy="false">+</mo>
                            <msub>
                              <mi>q</mi>
                              <mstyle mathsize="8pt">
                                <mi>x</mi>
                              </mstyle>
                            </msub>
                          </mrow>
                        </mrow>
                      </mrow>
                      <mo fence="true" stretchy="true">)</mo>
                    </mrow>
                    <mstyle mathsize="8pt">
                      <mrow>
                        <mi>i</mi>
                        <mo stretchy="false">+</mo>
                        <mfrac bevelled="true">
                          <mn>1</mn>
                          <mn>2</mn>
                        </mfrac>
                      </mrow>
                    </mstyle>
                    <mstyle mathsize="8pt">
                      <mi>n</mi>
                    </mstyle>
                  </msubsup>
                </mrow>
                <mo stretchy="false">+</mo>
                <msubsup>
                  <mrow>
                    <mo fence="true" stretchy="true">(</mo>
                    <mrow>
                      <mrow>
                        <msub>
                          <mi mathvariant="italic">ρC</mi>
                          <mstyle mathsize="8pt">
                            <mi>p</mi>
                          </mstyle>
                        </msub>
                        <mrow>
                          <mstyle mathvariant="italic">
                            <mtext>Tu</mtext>
                          </mstyle>
                          <mo stretchy="false">+</mo>
                          <msub>
                            <mi>q</mi>
                            <mstyle mathsize="8pt">
                              <mi>x</mi>
                            </mstyle>
                          </msub>
                        </mrow>
                      </mrow>
                    </mrow>
                    <mo fence="true" stretchy="true">)</mo>
                  </mrow>
                  <mstyle mathsize="8pt">
                    <mrow>
                      <mi>i</mi>
                      <mo stretchy="false">−</mo>
                      <mfrac bevelled="true">
                        <mn>1</mn>
                        <mn>2</mn>
                      </mfrac>
                    </mrow>
                  </mstyle>
                  <mstyle mathsize="8pt">
                    <mi>n</mi>
                  </mstyle>
                </msubsup>
              </mrow>
              <mi mathvariant="italic">Δx</mi>
            </mfrac>
            <mo stretchy="false">+</mo>
            <msubsup>
              <mi>Q</mi>
              <mstyle mathsize="8pt">
                <mi>i</mi>
              </mstyle>
              <mstyle mathsize="8pt">
                <mi>n</mi>
              </mstyle>
            </msubsup>
          </mrow>
        </mrow>
      </mstyle>
      <mrow/>
    </mrow>
    <annotation encoding="StarMath 5.0"> size 12{ {  { left (ρC rSub { size 8{p} } T right ) rSub { size 8{i} }  rSup { size 8{n+1} }  -  left (ρC rSub { size 8{p} } T right ) rSub { size 8{i} }  rSup { size 8{n} } }  over  {Δt} } = {  { -  left (ρC rSub { size 8{p} }  ital "Tu"+q rSub { size 8{x} }  right ) rSub { size 8{i+ {1} wideslash {2} } }  rSup { size 8{n} } + left (ρC rSub { size 8{p} }  ital "Tu"+q rSub { size 8{x} }  right ) rSub { size 8{i -  {1} wideslash {2} } }  rSup { size 8{n} } }  over  {Δx} } +Q rSub { size 8{i} }  rSup { size 8{n} } } {}</annotation>
  </semantics>
</math>
</file>

<file path=Object 32/content.xml><?xml version="1.0" encoding="utf-8"?>
<math xmlns="http://www.w3.org/1998/Math/MathML" display="block">
  <semantics>
    <mrow>
      <mstyle mathsize="12pt">
        <mrow>
          <mrow>
            <msub>
              <mi>q</mi>
              <mstyle mathsize="8pt">
                <mi>x</mi>
              </mstyle>
            </msub>
            <mo stretchy="false">=</mo>
            <mrow>
              <mo stretchy="false">−</mo>
              <mi>λ</mi>
            </mrow>
          </mrow>
          <mfrac>
            <mrow>
              <mo stretchy="false">∂</mo>
              <mi>T</mi>
            </mrow>
            <mrow>
              <mo stretchy="false">∂</mo>
              <mi>x</mi>
            </mrow>
          </mfrac>
        </mrow>
      </mstyle>
      <mrow/>
    </mrow>
    <annotation encoding="StarMath 5.0"> size 12{q rSub { size 8{x} } = - λ {  { partial T}  over  { partial x} } } {}</annotation>
  </semantics>
</math>
</file>

<file path=Object 33/content.xml><?xml version="1.0" encoding="utf-8"?>
<math xmlns="http://www.w3.org/1998/Math/MathML" display="block">
  <semantics>
    <mrow>
      <mstyle mathsize="12pt">
        <mrow>
          <mrow>
            <msub>
              <mrow>
                <mo fence="true" stretchy="true">(</mo>
                <mrow>
                  <msub>
                    <mi>q</mi>
                    <mstyle mathsize="8pt">
                      <mi>x</mi>
                    </mstyle>
                  </msub>
                </mrow>
                <mo fence="true" stretchy="true">)</mo>
              </mrow>
              <mstyle mathsize="8pt">
                <mrow>
                  <mi>i</mi>
                  <mo stretchy="false">+</mo>
                  <mfrac bevelled="true">
                    <mn>1</mn>
                    <mn>2</mn>
                  </mfrac>
                </mrow>
              </mstyle>
            </msub>
            <mo stretchy="false">=</mo>
            <mrow>
              <mo stretchy="false">−</mo>
              <msub>
                <mi>λ</mi>
                <mstyle mathsize="8pt">
                  <mrow>
                    <mi>i</mi>
                    <mo stretchy="false">+</mo>
                    <mfrac bevelled="true">
                      <mn>1</mn>
                      <mn>2</mn>
                    </mfrac>
                  </mrow>
                </mstyle>
              </msub>
            </mrow>
          </mrow>
          <mfrac>
            <mrow>
              <msub>
                <mi>T</mi>
                <mstyle mathsize="8pt">
                  <mrow>
                    <mi>i</mi>
                    <mo stretchy="false">+</mo>
                    <mn>1</mn>
                  </mrow>
                </mstyle>
              </msub>
              <mo stretchy="false">−</mo>
              <msub>
                <mi>T</mi>
                <mstyle mathsize="8pt">
                  <mi>i</mi>
                </mstyle>
              </msub>
            </mrow>
            <mi mathvariant="italic">Δx</mi>
          </mfrac>
        </mrow>
      </mstyle>
      <mrow/>
    </mrow>
    <annotation encoding="StarMath 5.0"> size 12{ left (q rSub { size 8{x} }  right ) rSub { size 8{i+ {1} wideslash {2} } } = - λ rSub { size 8{i+ {1} wideslash {2} } }  {  {T rSub { size 8{i+1} }  - T rSub { size 8{i} } }  over  {Δx} } } {}</annotation>
  </semantics>
</math>
</file>

<file path=Object 34/content.xml><?xml version="1.0" encoding="utf-8"?>
<math xmlns="http://www.w3.org/1998/Math/MathML" display="block">
  <semantics>
    <mrow>
      <mstyle mathsize="12pt">
        <mrow>
          <mrow>
            <msub>
              <mrow>
                <mo fence="true" stretchy="true">(</mo>
                <mrow>
                  <msub>
                    <mi>q</mi>
                    <mstyle mathsize="8pt">
                      <mi>x</mi>
                    </mstyle>
                  </msub>
                </mrow>
                <mo fence="true" stretchy="true">)</mo>
              </mrow>
              <mstyle mathsize="8pt">
                <mrow>
                  <mi>i</mi>
                  <mo stretchy="false">−</mo>
                  <mfrac bevelled="true">
                    <mn>1</mn>
                    <mn>2</mn>
                  </mfrac>
                </mrow>
              </mstyle>
            </msub>
            <mo stretchy="false">=</mo>
            <mrow>
              <mo stretchy="false">−</mo>
              <msub>
                <mi>λ</mi>
                <mstyle mathsize="8pt">
                  <mrow>
                    <mi>i</mi>
                    <mo stretchy="false">−</mo>
                    <mfrac bevelled="true">
                      <mn>1</mn>
                      <mn>2</mn>
                    </mfrac>
                  </mrow>
                </mstyle>
              </msub>
            </mrow>
          </mrow>
          <mfrac>
            <mrow>
              <msub>
                <mi>T</mi>
                <mstyle mathsize="8pt">
                  <mi>i</mi>
                </mstyle>
              </msub>
              <mo stretchy="false">−</mo>
              <msub>
                <mi>T</mi>
                <mstyle mathsize="8pt">
                  <mrow>
                    <mi>i</mi>
                    <mo stretchy="false">−</mo>
                    <mn>1</mn>
                  </mrow>
                </mstyle>
              </msub>
            </mrow>
            <mi mathvariant="italic">Δx</mi>
          </mfrac>
        </mrow>
      </mstyle>
      <mrow/>
    </mrow>
    <annotation encoding="StarMath 5.0"> size 12{ left (q rSub { size 8{x} }  right ) rSub { size 8{i -  {1} wideslash {2} } } = - λ rSub { size 8{i -  {1} wideslash {2} } }  {  {T rSub { size 8{i} }  - T rSub { size 8{i - 1} } }  over  {Δx} } } {}</annotation>
  </semantics>
</math>
</file>

<file path=Object 35/content.xml><?xml version="1.0" encoding="utf-8"?>
<math xmlns="http://www.w3.org/1998/Math/MathML" display="block">
  <semantics>
    <mrow>
      <mstyle mathsize="12pt">
        <mrow>
          <mrow>
            <mfrac>
              <mrow>
                <msub>
                  <mrow>
                    <mo fence="true" stretchy="true">(</mo>
                    <mrow>
                      <msub>
                        <mi>q</mi>
                        <mstyle mathsize="8pt">
                          <mi>x</mi>
                        </mstyle>
                      </msub>
                    </mrow>
                    <mo fence="true" stretchy="true">)</mo>
                  </mrow>
                  <mstyle mathsize="8pt">
                    <mrow>
                      <mi>i</mi>
                      <mo stretchy="false">+</mo>
                      <mfrac bevelled="true">
                        <mn>1</mn>
                        <mn>2</mn>
                      </mfrac>
                    </mrow>
                  </mstyle>
                </msub>
                <mo stretchy="false">−</mo>
                <msub>
                  <mrow>
                    <mo fence="true" stretchy="true">(</mo>
                    <mrow>
                      <msub>
                        <mi>q</mi>
                        <mstyle mathsize="8pt">
                          <mi>x</mi>
                        </mstyle>
                      </msub>
                    </mrow>
                    <mo fence="true" stretchy="true">)</mo>
                  </mrow>
                  <mstyle mathsize="8pt">
                    <mrow>
                      <mi>i</mi>
                      <mo stretchy="false">−</mo>
                      <mfrac bevelled="true">
                        <mn>1</mn>
                        <mn>2</mn>
                      </mfrac>
                    </mrow>
                  </mstyle>
                </msub>
              </mrow>
              <mi mathvariant="italic">Δx</mi>
            </mfrac>
            <mo stretchy="false">=</mo>
            <mrow>
              <mo stretchy="false">−</mo>
              <mfrac>
                <mn>1</mn>
                <mi mathvariant="italic">Δx</mi>
              </mfrac>
            </mrow>
          </mrow>
          <mrow>
            <mo fence="true" stretchy="true">(</mo>
            <mrow>
              <mrow>
                <msub>
                  <mi>λ</mi>
                  <mstyle mathsize="8pt">
                    <mrow>
                      <mi>i</mi>
                      <mo stretchy="false">+</mo>
                      <mfrac bevelled="true">
                        <mn>1</mn>
                        <mn>2</mn>
                      </mfrac>
                    </mrow>
                  </mstyle>
                </msub>
                <mrow>
                  <mfrac>
                    <mrow>
                      <msub>
                        <mi>T</mi>
                        <mstyle mathsize="8pt">
                          <mrow>
                            <mi>i</mi>
                            <mo stretchy="false">+</mo>
                            <mn>1</mn>
                          </mrow>
                        </mstyle>
                      </msub>
                      <mo stretchy="false">−</mo>
                      <msub>
                        <mi>T</mi>
                        <mstyle mathsize="8pt">
                          <mi>i</mi>
                        </mstyle>
                      </msub>
                    </mrow>
                    <mi mathvariant="italic">Δx</mi>
                  </mfrac>
                  <mo stretchy="false">−</mo>
                  <msub>
                    <mi>λ</mi>
                    <mstyle mathsize="8pt">
                      <mrow>
                        <mi>i</mi>
                        <mo stretchy="false">−</mo>
                        <mfrac bevelled="true">
                          <mn>1</mn>
                          <mn>2</mn>
                        </mfrac>
                      </mrow>
                    </mstyle>
                  </msub>
                </mrow>
                <mfrac>
                  <mrow>
                    <msub>
                      <mi>T</mi>
                      <mstyle mathsize="8pt">
                        <mi>i</mi>
                      </mstyle>
                    </msub>
                    <mo stretchy="false">−</mo>
                    <msub>
                      <mi>T</mi>
                      <mstyle mathsize="8pt">
                        <mrow>
                          <mi>i</mi>
                          <mo stretchy="false">−</mo>
                          <mn>1</mn>
                        </mrow>
                      </mstyle>
                    </msub>
                  </mrow>
                  <mi mathvariant="italic">Δx</mi>
                </mfrac>
              </mrow>
            </mrow>
            <mo fence="true" stretchy="true">)</mo>
          </mrow>
        </mrow>
      </mstyle>
      <mrow/>
    </mrow>
    <annotation encoding="StarMath 5.0"> size 12{ {  { left (q rSub { size 8{x} }  right ) rSub { size 8{i+ {1} wideslash {2} } }  -  left (q rSub { size 8{x} }  right ) rSub { size 8{i -  {1} wideslash {2} } } }  over  {Δx} } = -  {  {1}  over  {Δx} }  left (λ rSub { size 8{i+ {1} wideslash {2} } }  {  {T rSub { size 8{i+1} }  - T rSub { size 8{i} } }  over  {Δx} }  - λ rSub { size 8{i -  {1} wideslash {2} } }  {  {T rSub { size 8{i} }  - T rSub { size 8{i - 1} } }  over  {Δx} }  right )} {}</annotation>
  </semantics>
</math>
</file>

<file path=Object 36/content.xml><?xml version="1.0" encoding="utf-8"?>
<math xmlns="http://www.w3.org/1998/Math/MathML" display="block">
  <semantics>
    <mrow>
      <mstyle mathsize="12pt">
        <mrow>
          <mrow>
            <mfrac>
              <mrow>
                <msubsup>
                  <mi>T</mi>
                  <mstyle mathsize="8pt">
                    <mi>i</mi>
                  </mstyle>
                  <mstyle mathsize="8pt">
                    <mrow>
                      <mi>n</mi>
                      <mo stretchy="false">+</mo>
                      <mn>1</mn>
                    </mrow>
                  </mstyle>
                </msubsup>
                <mo stretchy="false">−</mo>
                <msubsup>
                  <mi>T</mi>
                  <mstyle mathsize="8pt">
                    <mi>i</mi>
                  </mstyle>
                  <mstyle mathsize="8pt">
                    <mi>n</mi>
                  </mstyle>
                </msubsup>
              </mrow>
              <mi mathvariant="italic">Δt</mi>
            </mfrac>
            <mo stretchy="false">=</mo>
            <mrow>
              <mo stretchy="false">−</mo>
              <mi>u</mi>
            </mrow>
          </mrow>
          <mrow>
            <mfrac>
              <mrow>
                <msubsup>
                  <mi>T</mi>
                  <mstyle mathsize="8pt">
                    <mrow>
                      <mi>i</mi>
                      <mo stretchy="false">+</mo>
                      <mfrac bevelled="true">
                        <mn>1</mn>
                        <mn>2</mn>
                      </mfrac>
                    </mrow>
                  </mstyle>
                  <mstyle mathsize="8pt">
                    <mi>n</mi>
                  </mstyle>
                </msubsup>
                <mo stretchy="false">−</mo>
                <msubsup>
                  <mi>T</mi>
                  <mstyle mathsize="8pt">
                    <mrow>
                      <mi>i</mi>
                      <mo stretchy="false">−</mo>
                      <mfrac bevelled="true">
                        <mn>1</mn>
                        <mn>2</mn>
                      </mfrac>
                    </mrow>
                  </mstyle>
                  <mstyle mathsize="8pt">
                    <mi>n</mi>
                  </mstyle>
                </msubsup>
              </mrow>
              <mi mathvariant="italic">Δx</mi>
            </mfrac>
            <mo stretchy="false">+</mo>
            <mi>ϑ</mi>
          </mrow>
          <mrow>
            <mfrac>
              <mrow>
                <mrow>
                  <msubsup>
                    <mi>T</mi>
                    <mstyle mathsize="8pt">
                      <mrow>
                        <mi>i</mi>
                        <mo stretchy="false">−</mo>
                        <mn>1</mn>
                      </mrow>
                    </mstyle>
                    <mstyle mathsize="8pt">
                      <mi>n</mi>
                    </mstyle>
                  </msubsup>
                  <mo stretchy="false">−</mo>
                  <mn>2</mn>
                </mrow>
                <mrow>
                  <msubsup>
                    <mi>T</mi>
                    <mstyle mathsize="8pt">
                      <mi>i</mi>
                    </mstyle>
                    <mstyle mathsize="8pt">
                      <mi>n</mi>
                    </mstyle>
                  </msubsup>
                  <mo stretchy="false">+</mo>
                  <msubsup>
                    <mi>T</mi>
                    <mstyle mathsize="8pt">
                      <mrow>
                        <mi>i</mi>
                        <mo stretchy="false">+</mo>
                        <mn>1</mn>
                      </mrow>
                    </mstyle>
                    <mstyle mathsize="8pt">
                      <mi>n</mi>
                    </mstyle>
                  </msubsup>
                </mrow>
              </mrow>
              <msup>
                <mrow>
                  <mo fence="true" stretchy="true">(</mo>
                  <mrow>
                    <mi mathvariant="italic">Δx</mi>
                  </mrow>
                  <mo fence="true" stretchy="true">)</mo>
                </mrow>
                <mstyle mathsize="8pt">
                  <mn>2</mn>
                </mstyle>
              </msup>
            </mfrac>
            <mo stretchy="false">+</mo>
            <msubsup>
              <mi>Q</mi>
              <mstyle mathsize="8pt">
                <mi>i</mi>
              </mstyle>
              <mstyle mathsize="8pt">
                <mi>n</mi>
              </mstyle>
            </msubsup>
          </mrow>
        </mrow>
      </mstyle>
      <mrow/>
    </mrow>
    <annotation encoding="StarMath 5.0"> size 12{ {  {T rSub { size 8{i} }  rSup { size 8{n+1} }  - T rSub { size 8{i} }  rSup { size 8{n} } }  over  {Δt} } = - u {  {T rSub { size 8{i+ {1} wideslash {2} } }  rSup { size 8{n} }  - T rSub { size 8{i -  {1} wideslash {2} } }  rSup { size 8{n} } }  over  {Δx} } +ϑ {  {T rSub { size 8{i - 1} }  rSup { size 8{n} }  - 2T rSub { size 8{i} }  rSup { size 8{n} } +T rSub { size 8{i+1} }  rSup { size 8{n} } }  over  { left (Δx right ) rSup { size 8{2} } } } +Q rSub { size 8{i} }  rSup { size 8{n} } } {}</annotation>
  </semantics>
</math>
</file>

<file path=Object 37/content.xml><?xml version="1.0" encoding="utf-8"?>
<math xmlns="http://www.w3.org/1998/Math/MathML" display="block">
  <semantics>
    <mrow>
      <mstyle mathsize="12pt">
        <mrow>
          <msub>
            <mi>T</mi>
            <mstyle mathsize="8pt">
              <mrow>
                <mi>i</mi>
                <mo stretchy="false">+</mo>
                <mfrac bevelled="true">
                  <mn>1</mn>
                  <mn>2</mn>
                </mfrac>
              </mrow>
            </mstyle>
          </msub>
          <mo stretchy="false">≈</mo>
          <mfrac>
            <mrow>
              <msub>
                <mi>T</mi>
                <mstyle mathsize="8pt">
                  <mrow>
                    <mi>i</mi>
                    <mo stretchy="false">+</mo>
                    <mn>1</mn>
                  </mrow>
                </mstyle>
              </msub>
              <mo stretchy="false">+</mo>
              <msub>
                <mi>T</mi>
                <mstyle mathsize="8pt">
                  <mi>i</mi>
                </mstyle>
              </msub>
            </mrow>
            <mn>2</mn>
          </mfrac>
        </mrow>
      </mstyle>
      <mrow/>
    </mrow>
    <annotation encoding="StarMath 5.0"> size 12{T rSub { size 8{i+ {1} wideslash {2} } }  approx  {  {T rSub { size 8{i+1} } +T rSub { size 8{i} } }  over  {2} } 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sup>
              <mi>T</mi>
              <mstyle mathsize="8pt">
                <mrow>
                  <mi>i</mi>
                  <mo stretchy="false">−</mo>
                  <mn>1</mn>
                </mrow>
              </mstyle>
              <mstyle mathsize="8pt">
                <mi>n</mi>
              </mstyle>
            </msubsup>
            <mo stretchy="false">=</mo>
            <mrow>
              <msubsup>
                <mi>T</mi>
                <mstyle mathsize="8pt">
                  <mi>i</mi>
                </mstyle>
                <mstyle mathsize="8pt">
                  <mi>n</mi>
                </mstyle>
              </msubsup>
              <mo stretchy="false">−</mo>
              <msubsup>
                <mrow>
                  <mo fence="true" stretchy="true">(</mo>
                  <mrow>
                    <mfrac>
                      <mrow>
                        <mo stretchy="false">∂</mo>
                        <mi>T</mi>
                      </mrow>
                      <mrow>
                        <mo stretchy="false">∂</mo>
                        <mi>x</mi>
                      </mrow>
                    </mfrac>
                  </mrow>
                  <mo fence="true" stretchy="true">)</mo>
                </mrow>
                <mstyle mathsize="8pt">
                  <mi>i</mi>
                </mstyle>
                <mstyle mathsize="8pt">
                  <mi>n</mi>
                </mstyle>
              </msubsup>
            </mrow>
          </mrow>
          <mrow>
            <mi mathvariant="italic">Δx</mi>
            <mo stretchy="false">+</mo>
            <mfrac>
              <mn>1</mn>
              <mn>2</mn>
            </mfrac>
          </mrow>
          <msubsup>
            <mrow>
              <mo fence="true" stretchy="true">(</mo>
              <mrow>
                <mfrac>
                  <mrow>
                    <msup>
                      <mo stretchy="false">∂</mo>
                      <mstyle mathsize="8pt">
                        <mn>2</mn>
                      </mstyle>
                    </msup>
                    <mi>T</mi>
                  </mrow>
                  <mrow>
                    <mo stretchy="false">∂</mo>
                    <msup>
                      <mi>x</mi>
                      <mstyle mathsize="8pt">
                        <mn>2</mn>
                      </mstyle>
                    </msup>
                  </mrow>
                </mfrac>
              </mrow>
              <mo fence="true" stretchy="true">)</mo>
            </mrow>
            <mstyle mathsize="8pt">
              <mi>i</mi>
            </mstyle>
            <mstyle mathsize="8pt">
              <mi>n</mi>
            </mstyle>
          </msubsup>
          <mrow>
            <msup>
              <mrow>
                <mo fence="true" stretchy="true">(</mo>
                <mrow>
                  <mi mathvariant="italic">Δx</mi>
                </mrow>
                <mo fence="true" stretchy="true">)</mo>
              </mrow>
              <mstyle mathsize="8pt">
                <mn>2</mn>
              </mstyle>
            </msup>
            <mo stretchy="false">−</mo>
            <mfrac>
              <mn>1</mn>
              <mn>6</mn>
            </mfrac>
          </mrow>
          <msubsup>
            <mrow>
              <mo fence="true" stretchy="true">(</mo>
              <mrow>
                <mfrac>
                  <mrow>
                    <msup>
                      <mo stretchy="false">∂</mo>
                      <mstyle mathsize="8pt">
                        <mn>3</mn>
                      </mstyle>
                    </msup>
                    <mi>T</mi>
                  </mrow>
                  <mrow>
                    <mo stretchy="false">∂</mo>
                    <msup>
                      <mi>x</mi>
                      <mstyle mathsize="8pt">
                        <mn>3</mn>
                      </mstyle>
                    </msup>
                  </mrow>
                </mfrac>
              </mrow>
              <mo fence="true" stretchy="true">)</mo>
            </mrow>
            <mstyle mathsize="8pt">
              <mi>i</mi>
            </mstyle>
            <mstyle mathsize="8pt">
              <mi>n</mi>
            </mstyle>
          </msubsup>
          <mrow>
            <msup>
              <mrow>
                <mo fence="true" stretchy="true">(</mo>
                <mrow>
                  <mi mathvariant="italic">Δx</mi>
                </mrow>
                <mo fence="true" stretchy="true">)</mo>
              </mrow>
              <mstyle mathsize="8pt">
                <mn>3</mn>
              </mstyle>
            </msup>
            <mo stretchy="false">+</mo>
            <mo stretchy="false">…</mo>
          </mrow>
        </mrow>
      </mstyle>
      <mrow/>
    </mrow>
    <annotation encoding="StarMath 5.0"> size 12{T rSub { size 8{i - 1} }  rSup { size 8{n} } =T rSub { size 8{i} }  rSup { size 8{n} }  -  left ( {  { partial T}  over  { partial x} }  right ) rSub { size 8{i} }  rSup { size 8{n} } Δx+ {  {1}  over  {2} }  left ( {  { partial  rSup { size 8{2} } T}  over  { partial x rSup { size 8{2} } } }  right ) rSub { size 8{i} }  rSup { size 8{n} }  left (Δx right ) rSup { size 8{2} }  -  {  {1}  over  {6} }  left ( {  { partial  rSup { size 8{3} } T}  over  { partial x rSup { size 8{3} } } }  right ) rSub { size 8{i} }  rSup { size 8{n} }  left (Δx right ) rSup { size 8{3} } + dotslow } {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subsup>
              <mrow>
                <mo fence="true" stretchy="true">(</mo>
                <mrow>
                  <mfrac>
                    <mrow>
                      <mo stretchy="false">∂</mo>
                      <mi>T</mi>
                    </mrow>
                    <mrow>
                      <mo stretchy="false">∂</mo>
                      <mi>x</mi>
                    </mrow>
                  </mfrac>
                </mrow>
                <mo fence="true" stretchy="true">)</mo>
              </mrow>
              <mstyle mathsize="8pt">
                <mi>i</mi>
              </mstyle>
              <mstyle mathsize="8pt">
                <mi>n</mi>
              </mstyle>
            </msubsup>
            <mo stretchy="false">=</mo>
            <mrow>
              <mfrac>
                <mrow>
                  <msubsup>
                    <mi>T</mi>
                    <mstyle mathsize="8pt">
                      <mi>i</mi>
                    </mstyle>
                    <mstyle mathsize="8pt">
                      <mi>n</mi>
                    </mstyle>
                  </msubsup>
                  <mo stretchy="false">−</mo>
                  <msubsup>
                    <mi>T</mi>
                    <mstyle mathsize="8pt">
                      <mrow>
                        <mi>i</mi>
                        <mo stretchy="false">−</mo>
                        <mn>1</mn>
                      </mrow>
                    </mstyle>
                    <mstyle mathsize="8pt">
                      <mi>n</mi>
                    </mstyle>
                  </msubsup>
                </mrow>
                <mi mathvariant="italic">Δx</mi>
              </mfrac>
              <mo stretchy="false">+</mo>
              <mfrac>
                <mn>1</mn>
                <mn>2</mn>
              </mfrac>
            </mrow>
          </mrow>
          <msubsup>
            <mrow>
              <mo fence="true" stretchy="true">(</mo>
              <mrow>
                <mfrac>
                  <mrow>
                    <msup>
                      <mo stretchy="false">∂</mo>
                      <mstyle mathsize="8pt">
                        <mn>2</mn>
                      </mstyle>
                    </msup>
                    <mi>T</mi>
                  </mrow>
                  <mrow>
                    <mo stretchy="false">∂</mo>
                    <msup>
                      <mi>x</mi>
                      <mstyle mathsize="8pt">
                        <mn>2</mn>
                      </mstyle>
                    </msup>
                  </mrow>
                </mfrac>
              </mrow>
              <mo fence="true" stretchy="true">)</mo>
            </mrow>
            <mstyle mathsize="8pt">
              <mi>i</mi>
            </mstyle>
            <mstyle mathsize="8pt">
              <mi>n</mi>
            </mstyle>
          </msubsup>
          <mrow>
            <mi mathvariant="italic">Δx</mi>
            <mo stretchy="false">+</mo>
            <mo stretchy="false">…</mo>
          </mrow>
        </mrow>
      </mstyle>
      <mrow/>
    </mrow>
    <annotation encoding="StarMath 5.0"> size 12{ left ( {  { partial T}  over  { partial x} }  right ) rSub { size 8{i} }  rSup { size 8{n} } = {  {T rSub { size 8{i} }  rSup { size 8{n} }  - T rSub { size 8{i - 1} }  rSup { size 8{n} } }  over  {Δx} } + {  {1}  over  {2} }  left ( {  { partial  rSup { size 8{2} } T}  over  { partial x rSup { size 8{2} } } }  right ) rSub { size 8{i} }  rSup { size 8{n} } Δx+ dotslow } {}</annotation>
  </semantics>
</math>
</file>

<file path=Object 6/content.xml><?xml version="1.0" encoding="utf-8"?>
<math xmlns="http://www.w3.org/1998/Math/MathML" display="block">
  <semantics>
    <mrow>
      <mstyle mathsize="12pt">
        <mrow>
          <msubsup>
            <mrow>
              <mo fence="true" stretchy="true">(</mo>
              <mrow>
                <mfrac>
                  <mrow>
                    <mo stretchy="false">∂</mo>
                    <mover accent="true">
                      <mi>T</mi>
                      <mo stretchy="false">~</mo>
                    </mover>
                  </mrow>
                  <mrow>
                    <mo stretchy="false">∂</mo>
                    <mi>x</mi>
                  </mrow>
                </mfrac>
              </mrow>
              <mo fence="true" stretchy="true">)</mo>
            </mrow>
            <mstyle mathsize="8pt">
              <mi>i</mi>
            </mstyle>
            <mstyle mathsize="8pt">
              <mi>n</mi>
            </mstyle>
          </msubsup>
          <mo stretchy="false">=</mo>
          <mfrac>
            <mrow>
              <msubsup>
                <mi>T</mi>
                <mstyle mathsize="8pt">
                  <mi>i</mi>
                </mstyle>
                <mstyle mathsize="8pt">
                  <mi>n</mi>
                </mstyle>
              </msubsup>
              <mo stretchy="false">−</mo>
              <msubsup>
                <mi>T</mi>
                <mstyle mathsize="8pt">
                  <mrow>
                    <mi>i</mi>
                    <mo stretchy="false">−</mo>
                    <mn>1</mn>
                  </mrow>
                </mstyle>
                <mstyle mathsize="8pt">
                  <mi>n</mi>
                </mstyle>
              </msubsup>
            </mrow>
            <mi mathvariant="italic">Δx</mi>
          </mfrac>
        </mrow>
      </mstyle>
      <mrow/>
    </mrow>
    <annotation encoding="StarMath 5.0"> size 12{ left ( {  { partial  { tilde  {T}}}  over  { partial x} }  right ) rSub { size 8{i} }  rSup { size 8{n} } = {  {T rSub { size 8{i} }  rSup { size 8{n} }  - T rSub { size 8{i - 1} }  rSup { size 8{n} } }  over  {Δx} } } {}</annotation>
  </semantics>
</math>
</file>

<file path=Object 7/content.xml><?xml version="1.0" encoding="utf-8"?>
<math xmlns="http://www.w3.org/1998/Math/MathML" display="block">
  <semantics>
    <mrow>
      <mstyle mathsize="12pt">
        <mrow>
          <mrow>
            <msubsup>
              <mi>T</mi>
              <mstyle mathsize="8pt">
                <mn>1</mn>
              </mstyle>
              <mstyle mathsize="8pt">
                <mrow>
                  <mi>n</mi>
                  <mo stretchy="false">+</mo>
                  <mn>1</mn>
                </mrow>
              </mstyle>
            </msubsup>
            <mo stretchy="false">=</mo>
            <mrow>
              <msubsup>
                <mi>T</mi>
                <mstyle mathsize="8pt">
                  <mi>i</mi>
                </mstyle>
                <mstyle mathsize="8pt">
                  <mi>n</mi>
                </mstyle>
              </msubsup>
              <mo stretchy="false">+</mo>
              <msubsup>
                <mrow>
                  <mo fence="true" stretchy="true">(</mo>
                  <mrow>
                    <mfrac>
                      <mrow>
                        <mo stretchy="false">∂</mo>
                        <mi>T</mi>
                      </mrow>
                      <mrow>
                        <mo stretchy="false">∂</mo>
                        <mi>t</mi>
                      </mrow>
                    </mfrac>
                  </mrow>
                  <mo fence="true" stretchy="true">)</mo>
                </mrow>
                <mstyle mathsize="8pt">
                  <mi>i</mi>
                </mstyle>
                <mstyle mathsize="8pt">
                  <mi>n</mi>
                </mstyle>
              </msubsup>
            </mrow>
          </mrow>
          <mrow>
            <mi mathvariant="italic">Δt</mi>
            <mo stretchy="false">+</mo>
            <mfrac>
              <mn>1</mn>
              <mn>2</mn>
            </mfrac>
          </mrow>
          <msubsup>
            <mrow>
              <mo fence="true" stretchy="true">(</mo>
              <mrow>
                <mfrac>
                  <mrow>
                    <msup>
                      <mo stretchy="false">∂</mo>
                      <mstyle mathsize="8pt">
                        <mn>2</mn>
                      </mstyle>
                    </msup>
                    <mi>T</mi>
                  </mrow>
                  <mrow>
                    <mo stretchy="false">∂</mo>
                    <msup>
                      <mi>t</mi>
                      <mstyle mathsize="8pt">
                        <mn>2</mn>
                      </mstyle>
                    </msup>
                  </mrow>
                </mfrac>
              </mrow>
              <mo fence="true" stretchy="true">)</mo>
            </mrow>
            <mstyle mathsize="8pt">
              <mi>i</mi>
            </mstyle>
            <mstyle mathsize="8pt">
              <mi>n</mi>
            </mstyle>
          </msubsup>
          <mrow>
            <msup>
              <mrow>
                <mo fence="true" stretchy="true">(</mo>
                <mrow>
                  <mi mathvariant="italic">Δt</mi>
                </mrow>
                <mo fence="true" stretchy="true">)</mo>
              </mrow>
              <mstyle mathsize="8pt">
                <mn>2</mn>
              </mstyle>
            </msup>
            <mo stretchy="false">+</mo>
            <mfrac>
              <mn>1</mn>
              <mn>6</mn>
            </mfrac>
          </mrow>
          <msubsup>
            <mrow>
              <mo fence="true" stretchy="true">(</mo>
              <mrow>
                <mfrac>
                  <mrow>
                    <msup>
                      <mo stretchy="false">∂</mo>
                      <mstyle mathsize="8pt">
                        <mn>3</mn>
                      </mstyle>
                    </msup>
                    <mi>T</mi>
                  </mrow>
                  <mrow>
                    <mo stretchy="false">∂</mo>
                    <msup>
                      <mi>t</mi>
                      <mstyle mathsize="8pt">
                        <mn>3</mn>
                      </mstyle>
                    </msup>
                  </mrow>
                </mfrac>
              </mrow>
              <mo fence="true" stretchy="true">)</mo>
            </mrow>
            <mstyle mathsize="8pt">
              <mi>i</mi>
            </mstyle>
            <mstyle mathsize="8pt">
              <mi>n</mi>
            </mstyle>
          </msubsup>
          <mrow>
            <msup>
              <mrow>
                <mo fence="true" stretchy="true">(</mo>
                <mrow>
                  <mi mathvariant="italic">Δt</mi>
                </mrow>
                <mo fence="true" stretchy="true">)</mo>
              </mrow>
              <mstyle mathsize="8pt">
                <mn>3</mn>
              </mstyle>
            </msup>
            <mo stretchy="false">+</mo>
            <mo stretchy="false">…</mo>
          </mrow>
        </mrow>
      </mstyle>
      <mrow/>
    </mrow>
    <annotation encoding="StarMath 5.0"> size 12{T rSub { size 8{1} }  rSup { size 8{n+1} } =T rSub { size 8{i} }  rSup { size 8{n} } + left ( {  { partial T}  over  { partial t} }  right ) rSub { size 8{i} }  rSup { size 8{n} } Δt+ {  {1}  over  {2} }  left ( {  { partial  rSup { size 8{2} } T}  over  { partial t rSup { size 8{2} } } }  right ) rSub { size 8{i} }  rSup { size 8{n} }  left (Δt right ) rSup { size 8{2} } + {  {1}  over  {6} }  left ( {  { partial  rSup { size 8{3} } T}  over  { partial t rSup { size 8{3} } } }  right ) rSub { size 8{i} }  rSup { size 8{n} }  left (Δt right ) rSup { size 8{3} } + dotslow } {}</annotation>
  </semantics>
</math>
</file>

<file path=Object 8/content.xml><?xml version="1.0" encoding="utf-8"?>
<math xmlns="http://www.w3.org/1998/Math/MathML" display="block">
  <semantics>
    <mrow>
      <mstyle mathsize="12pt">
        <mrow>
          <mrow>
            <msubsup>
              <mrow>
                <mo fence="true" stretchy="true">(</mo>
                <mrow>
                  <mfrac>
                    <mrow>
                      <mo stretchy="false">∂</mo>
                      <mi>T</mi>
                    </mrow>
                    <mrow>
                      <mo stretchy="false">∂</mo>
                      <mi>t</mi>
                    </mrow>
                  </mfrac>
                </mrow>
                <mo fence="true" stretchy="true">)</mo>
              </mrow>
              <mstyle mathsize="8pt">
                <mi>i</mi>
              </mstyle>
              <mstyle mathsize="8pt">
                <mi>n</mi>
              </mstyle>
            </msubsup>
            <mo stretchy="false">=</mo>
            <mrow>
              <mfrac>
                <mrow>
                  <msubsup>
                    <mi>T</mi>
                    <mstyle mathsize="8pt">
                      <mi>i</mi>
                    </mstyle>
                    <mstyle mathsize="8pt">
                      <mrow>
                        <mi>n</mi>
                        <mo stretchy="false">+</mo>
                        <mn>1</mn>
                      </mrow>
                    </mstyle>
                  </msubsup>
                  <mo stretchy="false">−</mo>
                  <msubsup>
                    <mi>T</mi>
                    <mstyle mathsize="8pt">
                      <mi>i</mi>
                    </mstyle>
                    <mstyle mathsize="8pt">
                      <mi>n</mi>
                    </mstyle>
                  </msubsup>
                </mrow>
                <mi mathvariant="italic">Δt</mi>
              </mfrac>
              <mo stretchy="false">−</mo>
              <mfrac>
                <mn>1</mn>
                <mn>2</mn>
              </mfrac>
            </mrow>
          </mrow>
          <msubsup>
            <mrow>
              <mo fence="true" stretchy="true">(</mo>
              <mrow>
                <mfrac>
                  <mrow>
                    <msup>
                      <mo stretchy="false">∂</mo>
                      <mstyle mathsize="8pt">
                        <mn>2</mn>
                      </mstyle>
                    </msup>
                    <mi>T</mi>
                  </mrow>
                  <mrow>
                    <mo stretchy="false">∂</mo>
                    <msup>
                      <mi>t</mi>
                      <mstyle mathsize="8pt">
                        <mn>2</mn>
                      </mstyle>
                    </msup>
                  </mrow>
                </mfrac>
              </mrow>
              <mo fence="true" stretchy="true">)</mo>
            </mrow>
            <mstyle mathsize="8pt">
              <mi>i</mi>
            </mstyle>
            <mstyle mathsize="8pt">
              <mi>n</mi>
            </mstyle>
          </msubsup>
          <mrow>
            <mi mathvariant="italic">Δt</mi>
            <mo stretchy="false">+</mo>
            <mo stretchy="false">…</mo>
          </mrow>
        </mrow>
      </mstyle>
      <mrow/>
    </mrow>
    <annotation encoding="StarMath 5.0"> size 12{ left ( {  { partial T}  over  { partial t} }  right ) rSub { size 8{i} }  rSup { size 8{n} } = {  {T rSub { size 8{i} }  rSup { size 8{n+1} }  - T rSub { size 8{i} }  rSup { size 8{n} } }  over  {Δt} }  -  {  {1}  over  {2} }  left ( {  { partial  rSup { size 8{2} } T}  over  { partial t rSup { size 8{2} } } }  right ) rSub { size 8{i} }  rSup { size 8{n} } Δt+ dotslow } {}</annotation>
  </semantics>
</math>
</file>

<file path=Object 9/content.xml><?xml version="1.0" encoding="utf-8"?>
<math xmlns="http://www.w3.org/1998/Math/MathML" display="block">
  <semantics>
    <mrow>
      <mstyle mathsize="12pt">
        <mrow>
          <msubsup>
            <mrow>
              <mo fence="true" stretchy="true">(</mo>
              <mrow>
                <mfrac>
                  <mrow>
                    <mo stretchy="false">∂</mo>
                    <mover accent="true">
                      <mi>T</mi>
                      <mo stretchy="false">~</mo>
                    </mover>
                  </mrow>
                  <mrow>
                    <mo stretchy="false">∂</mo>
                    <mi>x</mi>
                  </mrow>
                </mfrac>
              </mrow>
              <mo fence="true" stretchy="true">)</mo>
            </mrow>
            <mstyle mathsize="8pt">
              <mi>i</mi>
            </mstyle>
            <mstyle mathsize="8pt">
              <mi>n</mi>
            </mstyle>
          </msubsup>
          <mo stretchy="false">=</mo>
          <mfrac>
            <mrow>
              <msubsup>
                <mi>T</mi>
                <mstyle mathsize="8pt">
                  <mi>i</mi>
                </mstyle>
                <mstyle mathsize="8pt">
                  <mi>n</mi>
                </mstyle>
              </msubsup>
              <mo stretchy="false">−</mo>
              <msubsup>
                <mi>T</mi>
                <mstyle mathsize="8pt">
                  <mrow>
                    <mi>i</mi>
                    <mo stretchy="false">−</mo>
                    <mn>1</mn>
                  </mrow>
                </mstyle>
                <mstyle mathsize="8pt">
                  <mi>n</mi>
                </mstyle>
              </msubsup>
            </mrow>
            <mi mathvariant="italic">Δx</mi>
          </mfrac>
        </mrow>
      </mstyle>
      <mrow/>
    </mrow>
    <annotation encoding="StarMath 5.0"> size 12{ left ( {  { partial  { tilde  {T}}}  over  { partial x} }  right ) rSub { size 8{i} }  rSup { size 8{n} } = {  {T rSub { size 8{i} }  rSup { size 8{n} }  - T rSub { size 8{i - 1} }  rSup { size 8{n} } }  over  {Δx} } } {}</annotation>
  </semantics>
</math>
</file>